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5.228cm"/>
    </style:style>
    <style:style style:name="co13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unsorted_RBt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</text:p>
          </table:table-cell>
          <table:table-cell office:value-type="string" calcext:value-type="string">
            <text:p>comp_maks</text:p>
          </table:table-cell>
          <table:table-cell office:value-type="string" calcext:value-type="string">
            <text:p>reads_avg</text:p>
          </table:table-cell>
          <table:table-cell office:value-type="string" calcext:value-type="string">
            <text:p>reads_maks</text:p>
          </table:table-cell>
          <table:table-cell office:value-type="string" calcext:value-type="string">
            <text:p>h_avg</text:p>
          </table:table-cell>
          <table:table-cell office:value-type="string" calcext:value-type="string">
            <text:p>h_final</text:p>
          </table:table-cell>
          <table:table-cell office:value-type="string" calcext:value-type="string">
            <text:p>h_maks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6065" calcext:value-type="float">
            <text:p>19,66065</text:p>
          </table:table-cell>
          <table:table-cell office:value-type="float" office:value="33" calcext:value-type="float">
            <text:p>33</text:p>
          </table:table-cell>
          <table:table-cell office:value-type="float" office:value="19.894" calcext:value-type="float">
            <text:p>19,894</text:p>
          </table:table-cell>
          <table:table-cell office:value-type="float" office:value="71" calcext:value-type="float">
            <text:p>71</text:p>
          </table:table-cell>
          <table:table-cell office:value-type="float" office:value="14.4257" calcext:value-type="float">
            <text:p>14,42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1385" calcext:value-type="float">
            <text:p>19,61385</text:p>
          </table:table-cell>
          <table:table-cell office:value-type="float" office:value="33" calcext:value-type="float">
            <text:p>33</text:p>
          </table:table-cell>
          <table:table-cell office:value-type="float" office:value="19.9161" calcext:value-type="float">
            <text:p>19,9161</text:p>
          </table:table-cell>
          <table:table-cell office:value-type="float" office:value="66" calcext:value-type="float">
            <text:p>66</text:p>
          </table:table-cell>
          <table:table-cell office:value-type="float" office:value="14.29295" calcext:value-type="float">
            <text:p>14,2929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5767" calcext:value-type="float">
            <text:p>19,5767</text:p>
          </table:table-cell>
          <table:table-cell office:value-type="float" office:value="33" calcext:value-type="float">
            <text:p>33</text:p>
          </table:table-cell>
          <table:table-cell office:value-type="float" office:value="19.7487" calcext:value-type="float">
            <text:p>19,7487</text:p>
          </table:table-cell>
          <table:table-cell office:value-type="float" office:value="66" calcext:value-type="float">
            <text:p>66</text:p>
          </table:table-cell>
          <table:table-cell office:value-type="float" office:value="14.21775" calcext:value-type="float">
            <text:p>14,2177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4655" calcext:value-type="float">
            <text:p>19,64655</text:p>
          </table:table-cell>
          <table:table-cell office:value-type="float" office:value="33" calcext:value-type="float">
            <text:p>33</text:p>
          </table:table-cell>
          <table:table-cell office:value-type="float" office:value="19.8515" calcext:value-type="float">
            <text:p>19,8515</text:p>
          </table:table-cell>
          <table:table-cell office:value-type="float" office:value="66" calcext:value-type="float">
            <text:p>66</text:p>
          </table:table-cell>
          <table:table-cell office:value-type="float" office:value="14.3313" calcext:value-type="float">
            <text:p>14,3313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5944" calcext:value-type="float">
            <text:p>19,5944</text:p>
          </table:table-cell>
          <table:table-cell office:value-type="float" office:value="33" calcext:value-type="float">
            <text:p>33</text:p>
          </table:table-cell>
          <table:table-cell office:value-type="float" office:value="19.9228" calcext:value-type="float">
            <text:p>19,9228</text:p>
          </table:table-cell>
          <table:table-cell office:value-type="float" office:value="66" calcext:value-type="float">
            <text:p>66</text:p>
          </table:table-cell>
          <table:table-cell office:value-type="float" office:value="14.33675" calcext:value-type="float">
            <text:p>14,3367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701" calcext:value-type="float">
            <text:p>19,701</text:p>
          </table:table-cell>
          <table:table-cell office:value-type="float" office:value="33" calcext:value-type="float">
            <text:p>33</text:p>
          </table:table-cell>
          <table:table-cell office:value-type="float" office:value="19.8286" calcext:value-type="float">
            <text:p>19,8286</text:p>
          </table:table-cell>
          <table:table-cell office:value-type="float" office:value="65" calcext:value-type="float">
            <text:p>65</text:p>
          </table:table-cell>
          <table:table-cell office:value-type="float" office:value="14.19865" calcext:value-type="float">
            <text:p>14,1986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9085" calcext:value-type="float">
            <text:p>19,69085</text:p>
          </table:table-cell>
          <table:table-cell office:value-type="float" office:value="33" calcext:value-type="float">
            <text:p>33</text:p>
          </table:table-cell>
          <table:table-cell office:value-type="float" office:value="19.93735" calcext:value-type="float">
            <text:p>19,93735</text:p>
          </table:table-cell>
          <table:table-cell office:value-type="float" office:value="66" calcext:value-type="float">
            <text:p>66</text:p>
          </table:table-cell>
          <table:table-cell office:value-type="float" office:value="14.40135" calcext:value-type="float">
            <text:p>14,4013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596" calcext:value-type="float">
            <text:p>19,6596</text:p>
          </table:table-cell>
          <table:table-cell office:value-type="float" office:value="33" calcext:value-type="float">
            <text:p>33</text:p>
          </table:table-cell>
          <table:table-cell office:value-type="float" office:value="19.94265" calcext:value-type="float">
            <text:p>19,94265</text:p>
          </table:table-cell>
          <table:table-cell office:value-type="float" office:value="65" calcext:value-type="float">
            <text:p>65</text:p>
          </table:table-cell>
          <table:table-cell office:value-type="float" office:value="14.2997" calcext:value-type="float">
            <text:p>14,2997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1755" calcext:value-type="float">
            <text:p>19,61755</text:p>
          </table:table-cell>
          <table:table-cell office:value-type="float" office:value="33" calcext:value-type="float">
            <text:p>33</text:p>
          </table:table-cell>
          <table:table-cell office:value-type="float" office:value="19.85145" calcext:value-type="float">
            <text:p>19,85145</text:p>
          </table:table-cell>
          <table:table-cell office:value-type="float" office:value="66" calcext:value-type="float">
            <text:p>66</text:p>
          </table:table-cell>
          <table:table-cell office:value-type="float" office:value="14.2058" calcext:value-type="float">
            <text:p>14,2058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771" calcext:value-type="float">
            <text:p>19,6771</text:p>
          </table:table-cell>
          <table:table-cell office:value-type="float" office:value="33" calcext:value-type="float">
            <text:p>33</text:p>
          </table:table-cell>
          <table:table-cell office:value-type="float" office:value="19.9107" calcext:value-type="float">
            <text:p>19,9107</text:p>
          </table:table-cell>
          <table:table-cell office:value-type="float" office:value="65" calcext:value-type="float">
            <text:p>65</text:p>
          </table:table-cell>
          <table:table-cell office:value-type="float" office:value="14.32205" calcext:value-type="float">
            <text:p>14,3220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818" calcext:value-type="float">
            <text:p>19,6818</text:p>
          </table:table-cell>
          <table:table-cell office:value-type="float" office:value="35" calcext:value-type="float">
            <text:p>35</text:p>
          </table:table-cell>
          <table:table-cell office:value-type="float" office:value="19.97815" calcext:value-type="float">
            <text:p>19,97815</text:p>
          </table:table-cell>
          <table:table-cell office:value-type="float" office:value="71" calcext:value-type="float">
            <text:p>71</text:p>
          </table:table-cell>
          <table:table-cell office:value-type="float" office:value="14.5188" calcext:value-type="float">
            <text:p>14,518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5863" calcext:value-type="float">
            <text:p>19,5863</text:p>
          </table:table-cell>
          <table:table-cell office:value-type="float" office:value="33" calcext:value-type="float">
            <text:p>33</text:p>
          </table:table-cell>
          <table:table-cell office:value-type="float" office:value="19.9124" calcext:value-type="float">
            <text:p>19,9124</text:p>
          </table:table-cell>
          <table:table-cell office:value-type="float" office:value="66" calcext:value-type="float">
            <text:p>66</text:p>
          </table:table-cell>
          <table:table-cell office:value-type="float" office:value="14.23165" calcext:value-type="float">
            <text:p>14,2316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7195" calcext:value-type="float">
            <text:p>19,67195</text:p>
          </table:table-cell>
          <table:table-cell office:value-type="float" office:value="33" calcext:value-type="float">
            <text:p>33</text:p>
          </table:table-cell>
          <table:table-cell office:value-type="float" office:value="20.01965" calcext:value-type="float">
            <text:p>20,01965</text:p>
          </table:table-cell>
          <table:table-cell office:value-type="float" office:value="66" calcext:value-type="float">
            <text:p>66</text:p>
          </table:table-cell>
          <table:table-cell office:value-type="float" office:value="14.3218" calcext:value-type="float">
            <text:p>14,3218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59995" calcext:value-type="float">
            <text:p>19,59995</text:p>
          </table:table-cell>
          <table:table-cell office:value-type="float" office:value="33" calcext:value-type="float">
            <text:p>33</text:p>
          </table:table-cell>
          <table:table-cell office:value-type="float" office:value="19.95505" calcext:value-type="float">
            <text:p>19,95505</text:p>
          </table:table-cell>
          <table:table-cell office:value-type="float" office:value="66" calcext:value-type="float">
            <text:p>66</text:p>
          </table:table-cell>
          <table:table-cell office:value-type="float" office:value="14.2824" calcext:value-type="float">
            <text:p>14,2824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143" calcext:value-type="float">
            <text:p>19,6143</text:p>
          </table:table-cell>
          <table:table-cell office:value-type="float" office:value="33" calcext:value-type="float">
            <text:p>33</text:p>
          </table:table-cell>
          <table:table-cell office:value-type="float" office:value="19.6435" calcext:value-type="float">
            <text:p>19,6435</text:p>
          </table:table-cell>
          <table:table-cell office:value-type="float" office:value="66" calcext:value-type="float">
            <text:p>66</text:p>
          </table:table-cell>
          <table:table-cell office:value-type="float" office:value="14.1724" calcext:value-type="float">
            <text:p>14,1724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794" calcext:value-type="float">
            <text:p>19,6794</text:p>
          </table:table-cell>
          <table:table-cell office:value-type="float" office:value="33" calcext:value-type="float">
            <text:p>33</text:p>
          </table:table-cell>
          <table:table-cell office:value-type="float" office:value="19.97965" calcext:value-type="float">
            <text:p>19,97965</text:p>
          </table:table-cell>
          <table:table-cell office:value-type="float" office:value="72" calcext:value-type="float">
            <text:p>72</text:p>
          </table:table-cell>
          <table:table-cell office:value-type="float" office:value="14.2897" calcext:value-type="float">
            <text:p>14,289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5785" calcext:value-type="float">
            <text:p>19,65785</text:p>
          </table:table-cell>
          <table:table-cell office:value-type="float" office:value="33" calcext:value-type="float">
            <text:p>33</text:p>
          </table:table-cell>
          <table:table-cell office:value-type="float" office:value="20.07855" calcext:value-type="float">
            <text:p>20,07855</text:p>
          </table:table-cell>
          <table:table-cell office:value-type="float" office:value="71" calcext:value-type="float">
            <text:p>71</text:p>
          </table:table-cell>
          <table:table-cell office:value-type="float" office:value="14.42015" calcext:value-type="float">
            <text:p>14,420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5235" calcext:value-type="float">
            <text:p>19,65235</text:p>
          </table:table-cell>
          <table:table-cell office:value-type="float" office:value="33" calcext:value-type="float">
            <text:p>33</text:p>
          </table:table-cell>
          <table:table-cell office:value-type="float" office:value="19.77155" calcext:value-type="float">
            <text:p>19,77155</text:p>
          </table:table-cell>
          <table:table-cell office:value-type="float" office:value="65" calcext:value-type="float">
            <text:p>65</text:p>
          </table:table-cell>
          <table:table-cell office:value-type="float" office:value="14.27865" calcext:value-type="float">
            <text:p>14,2786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008" calcext:value-type="float">
            <text:p>19,6008</text:p>
          </table:table-cell>
          <table:table-cell office:value-type="float" office:value="33" calcext:value-type="float">
            <text:p>33</text:p>
          </table:table-cell>
          <table:table-cell office:value-type="float" office:value="19.87315" calcext:value-type="float">
            <text:p>19,87315</text:p>
          </table:table-cell>
          <table:table-cell office:value-type="float" office:value="65" calcext:value-type="float">
            <text:p>65</text:p>
          </table:table-cell>
          <table:table-cell office:value-type="float" office:value="14.2504" calcext:value-type="float">
            <text:p>14,2504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2115" calcext:value-type="float">
            <text:p>19,62115</text:p>
          </table:table-cell>
          <table:table-cell office:value-type="float" office:value="33" calcext:value-type="float">
            <text:p>33</text:p>
          </table:table-cell>
          <table:table-cell office:value-type="float" office:value="19.80825" calcext:value-type="float">
            <text:p>19,80825</text:p>
          </table:table-cell>
          <table:table-cell office:value-type="float" office:value="72" calcext:value-type="float">
            <text:p>72</text:p>
          </table:table-cell>
          <table:table-cell office:value-type="float" office:value="14.7329" calcext:value-type="float">
            <text:p>14,73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0934" calcext:value-type="float">
            <text:p>21,0934</text:p>
          </table:table-cell>
          <table:table-cell office:value-type="float" office:value="37" calcext:value-type="float">
            <text:p>37</text:p>
          </table:table-cell>
          <table:table-cell office:value-type="float" office:value="20.8989" calcext:value-type="float">
            <text:p>20,8989</text:p>
          </table:table-cell>
          <table:table-cell office:value-type="float" office:value="74" calcext:value-type="float">
            <text:p>74</text:p>
          </table:table-cell>
          <table:table-cell office:value-type="float" office:value="15.73495" calcext:value-type="float">
            <text:p>15,7349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4305" calcext:value-type="float">
            <text:p>21,14305</text:p>
          </table:table-cell>
          <table:table-cell office:value-type="float" office:value="37" calcext:value-type="float">
            <text:p>37</text:p>
          </table:table-cell>
          <table:table-cell office:value-type="float" office:value="20.90305" calcext:value-type="float">
            <text:p>20,90305</text:p>
          </table:table-cell>
          <table:table-cell office:value-type="float" office:value="74" calcext:value-type="float">
            <text:p>74</text:p>
          </table:table-cell>
          <table:table-cell office:value-type="float" office:value="15.882925" calcext:value-type="float">
            <text:p>15,88292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4255" calcext:value-type="float">
            <text:p>21,14255</text:p>
          </table:table-cell>
          <table:table-cell office:value-type="float" office:value="35" calcext:value-type="float">
            <text:p>35</text:p>
          </table:table-cell>
          <table:table-cell office:value-type="float" office:value="20.979375" calcext:value-type="float">
            <text:p>20,979375</text:p>
          </table:table-cell>
          <table:table-cell office:value-type="float" office:value="73" calcext:value-type="float">
            <text:p>73</text:p>
          </table:table-cell>
          <table:table-cell office:value-type="float" office:value="15.772725" calcext:value-type="float">
            <text:p>15,7727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05495" calcext:value-type="float">
            <text:p>21,05495</text:p>
          </table:table-cell>
          <table:table-cell office:value-type="float" office:value="35" calcext:value-type="float">
            <text:p>35</text:p>
          </table:table-cell>
          <table:table-cell office:value-type="float" office:value="20.894575" calcext:value-type="float">
            <text:p>20,894575</text:p>
          </table:table-cell>
          <table:table-cell office:value-type="float" office:value="71" calcext:value-type="float">
            <text:p>71</text:p>
          </table:table-cell>
          <table:table-cell office:value-type="float" office:value="15.2828" calcext:value-type="float">
            <text:p>15,2828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084975" calcext:value-type="float">
            <text:p>21,084975</text:p>
          </table:table-cell>
          <table:table-cell office:value-type="float" office:value="37" calcext:value-type="float">
            <text:p>37</text:p>
          </table:table-cell>
          <table:table-cell office:value-type="float" office:value="20.9339" calcext:value-type="float">
            <text:p>20,9339</text:p>
          </table:table-cell>
          <table:table-cell office:value-type="float" office:value="74" calcext:value-type="float">
            <text:p>74</text:p>
          </table:table-cell>
          <table:table-cell office:value-type="float" office:value="15.8524" calcext:value-type="float">
            <text:p>15,85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204725" calcext:value-type="float">
            <text:p>21,204725</text:p>
          </table:table-cell>
          <table:table-cell office:value-type="float" office:value="37" calcext:value-type="float">
            <text:p>37</text:p>
          </table:table-cell>
          <table:table-cell office:value-type="float" office:value="20.99395" calcext:value-type="float">
            <text:p>20,99395</text:p>
          </table:table-cell>
          <table:table-cell office:value-type="float" office:value="74" calcext:value-type="float">
            <text:p>74</text:p>
          </table:table-cell>
          <table:table-cell office:value-type="float" office:value="15.80535" calcext:value-type="float">
            <text:p>15,8053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13525" calcext:value-type="float">
            <text:p>21,113525</text:p>
          </table:table-cell>
          <table:table-cell office:value-type="float" office:value="35" calcext:value-type="float">
            <text:p>35</text:p>
          </table:table-cell>
          <table:table-cell office:value-type="float" office:value="20.9594" calcext:value-type="float">
            <text:p>20,9594</text:p>
          </table:table-cell>
          <table:table-cell office:value-type="float" office:value="73" calcext:value-type="float">
            <text:p>73</text:p>
          </table:table-cell>
          <table:table-cell office:value-type="float" office:value="15.552" calcext:value-type="float">
            <text:p>15,55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217" calcext:value-type="float">
            <text:p>21,217</text:p>
          </table:table-cell>
          <table:table-cell office:value-type="float" office:value="37" calcext:value-type="float">
            <text:p>37</text:p>
          </table:table-cell>
          <table:table-cell office:value-type="float" office:value="20.940325" calcext:value-type="float">
            <text:p>20,940325</text:p>
          </table:table-cell>
          <table:table-cell office:value-type="float" office:value="73" calcext:value-type="float">
            <text:p>73</text:p>
          </table:table-cell>
          <table:table-cell office:value-type="float" office:value="15.9731" calcext:value-type="float">
            <text:p>15,97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0916" calcext:value-type="float">
            <text:p>21,0916</text:p>
          </table:table-cell>
          <table:table-cell office:value-type="float" office:value="35" calcext:value-type="float">
            <text:p>35</text:p>
          </table:table-cell>
          <table:table-cell office:value-type="float" office:value="20.981375" calcext:value-type="float">
            <text:p>20,981375</text:p>
          </table:table-cell>
          <table:table-cell office:value-type="float" office:value="71" calcext:value-type="float">
            <text:p>71</text:p>
          </table:table-cell>
          <table:table-cell office:value-type="float" office:value="15.33045" calcext:value-type="float">
            <text:p>15,33045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0924" calcext:value-type="float">
            <text:p>21,0924</text:p>
          </table:table-cell>
          <table:table-cell office:value-type="float" office:value="35" calcext:value-type="float">
            <text:p>35</text:p>
          </table:table-cell>
          <table:table-cell office:value-type="float" office:value="20.9504" calcext:value-type="float">
            <text:p>20,9504</text:p>
          </table:table-cell>
          <table:table-cell office:value-type="float" office:value="72" calcext:value-type="float">
            <text:p>72</text:p>
          </table:table-cell>
          <table:table-cell office:value-type="float" office:value="15.2816" calcext:value-type="float">
            <text:p>15,2816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3045" calcext:value-type="float">
            <text:p>21,13045</text:p>
          </table:table-cell>
          <table:table-cell office:value-type="float" office:value="37" calcext:value-type="float">
            <text:p>37</text:p>
          </table:table-cell>
          <table:table-cell office:value-type="float" office:value="21.09445" calcext:value-type="float">
            <text:p>21,09445</text:p>
          </table:table-cell>
          <table:table-cell office:value-type="float" office:value="74" calcext:value-type="float">
            <text:p>74</text:p>
          </table:table-cell>
          <table:table-cell office:value-type="float" office:value="15.7063" calcext:value-type="float">
            <text:p>15,706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0925" calcext:value-type="float">
            <text:p>21,0925</text:p>
          </table:table-cell>
          <table:table-cell office:value-type="float" office:value="35" calcext:value-type="float">
            <text:p>35</text:p>
          </table:table-cell>
          <table:table-cell office:value-type="float" office:value="20.96645" calcext:value-type="float">
            <text:p>20,96645</text:p>
          </table:table-cell>
          <table:table-cell office:value-type="float" office:value="72" calcext:value-type="float">
            <text:p>72</text:p>
          </table:table-cell>
          <table:table-cell office:value-type="float" office:value="15.3039" calcext:value-type="float">
            <text:p>15,3039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196" calcext:value-type="float">
            <text:p>21,1196</text:p>
          </table:table-cell>
          <table:table-cell office:value-type="float" office:value="37" calcext:value-type="float">
            <text:p>37</text:p>
          </table:table-cell>
          <table:table-cell office:value-type="float" office:value="20.97645" calcext:value-type="float">
            <text:p>20,97645</text:p>
          </table:table-cell>
          <table:table-cell office:value-type="float" office:value="74" calcext:value-type="float">
            <text:p>74</text:p>
          </table:table-cell>
          <table:table-cell office:value-type="float" office:value="15.984825" calcext:value-type="float">
            <text:p>15,98482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84425" calcext:value-type="float">
            <text:p>21,184425</text:p>
          </table:table-cell>
          <table:table-cell office:value-type="float" office:value="35" calcext:value-type="float">
            <text:p>35</text:p>
          </table:table-cell>
          <table:table-cell office:value-type="float" office:value="20.99415" calcext:value-type="float">
            <text:p>20,99415</text:p>
          </table:table-cell>
          <table:table-cell office:value-type="float" office:value="71" calcext:value-type="float">
            <text:p>71</text:p>
          </table:table-cell>
          <table:table-cell office:value-type="float" office:value="15.4206" calcext:value-type="float">
            <text:p>15,4206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66925" calcext:value-type="float">
            <text:p>21,166925</text:p>
          </table:table-cell>
          <table:table-cell office:value-type="float" office:value="35" calcext:value-type="float">
            <text:p>35</text:p>
          </table:table-cell>
          <table:table-cell office:value-type="float" office:value="21.0994" calcext:value-type="float">
            <text:p>21,0994</text:p>
          </table:table-cell>
          <table:table-cell office:value-type="float" office:value="73" calcext:value-type="float">
            <text:p>73</text:p>
          </table:table-cell>
          <table:table-cell office:value-type="float" office:value="15.797175" calcext:value-type="float">
            <text:p>15,79717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2555" calcext:value-type="float">
            <text:p>21,12555</text:p>
          </table:table-cell>
          <table:table-cell office:value-type="float" office:value="37" calcext:value-type="float">
            <text:p>37</text:p>
          </table:table-cell>
          <table:table-cell office:value-type="float" office:value="21.000425" calcext:value-type="float">
            <text:p>21,000425</text:p>
          </table:table-cell>
          <table:table-cell office:value-type="float" office:value="74" calcext:value-type="float">
            <text:p>74</text:p>
          </table:table-cell>
          <table:table-cell office:value-type="float" office:value="15.761325" calcext:value-type="float">
            <text:p>15,7613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20955" calcext:value-type="float">
            <text:p>21,20955</text:p>
          </table:table-cell>
          <table:table-cell office:value-type="float" office:value="35" calcext:value-type="float">
            <text:p>35</text:p>
          </table:table-cell>
          <table:table-cell office:value-type="float" office:value="21.028775" calcext:value-type="float">
            <text:p>21,028775</text:p>
          </table:table-cell>
          <table:table-cell office:value-type="float" office:value="73" calcext:value-type="float">
            <text:p>73</text:p>
          </table:table-cell>
          <table:table-cell office:value-type="float" office:value="15.651025" calcext:value-type="float">
            <text:p>15,6510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1235" calcext:value-type="float">
            <text:p>21,11235</text:p>
          </table:table-cell>
          <table:table-cell office:value-type="float" office:value="35" calcext:value-type="float">
            <text:p>35</text:p>
          </table:table-cell>
          <table:table-cell office:value-type="float" office:value="21.00125" calcext:value-type="float">
            <text:p>21,00125</text:p>
          </table:table-cell>
          <table:table-cell office:value-type="float" office:value="72" calcext:value-type="float">
            <text:p>72</text:p>
          </table:table-cell>
          <table:table-cell office:value-type="float" office:value="15.34165" calcext:value-type="float">
            <text:p>15,34165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02175" calcext:value-type="float">
            <text:p>21,102175</text:p>
          </table:table-cell>
          <table:table-cell office:value-type="float" office:value="35" calcext:value-type="float">
            <text:p>35</text:p>
          </table:table-cell>
          <table:table-cell office:value-type="float" office:value="20.965025" calcext:value-type="float">
            <text:p>20,965025</text:p>
          </table:table-cell>
          <table:table-cell office:value-type="float" office:value="71" calcext:value-type="float">
            <text:p>71</text:p>
          </table:table-cell>
          <table:table-cell office:value-type="float" office:value="15.334075" calcext:value-type="float">
            <text:p>15,334075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208875" calcext:value-type="float">
            <text:p>21,208875</text:p>
          </table:table-cell>
          <table:table-cell office:value-type="float" office:value="37" calcext:value-type="float">
            <text:p>37</text:p>
          </table:table-cell>
          <table:table-cell office:value-type="float" office:value="20.966575" calcext:value-type="float">
            <text:p>20,966575</text:p>
          </table:table-cell>
          <table:table-cell office:value-type="float" office:value="73" calcext:value-type="float">
            <text:p>73</text:p>
          </table:table-cell>
          <table:table-cell office:value-type="float" office:value="15.802325" calcext:value-type="float">
            <text:p>15,8023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.99355" calcext:value-type="float">
            <text:p>21,99355</text:p>
          </table:table-cell>
          <table:table-cell office:value-type="float" office:value="37" calcext:value-type="float">
            <text:p>37</text:p>
          </table:table-cell>
          <table:table-cell office:value-type="float" office:value="21.5191" calcext:value-type="float">
            <text:p>21,5191</text:p>
          </table:table-cell>
          <table:table-cell office:value-type="float" office:value="74" calcext:value-type="float">
            <text:p>74</text:p>
          </table:table-cell>
          <table:table-cell office:value-type="float" office:value="16.1434" calcext:value-type="float">
            <text:p>16,1434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1605" calcext:value-type="float">
            <text:p>22,01605</text:p>
          </table:table-cell>
          <table:table-cell office:value-type="float" office:value="37" calcext:value-type="float">
            <text:p>37</text:p>
          </table:table-cell>
          <table:table-cell office:value-type="float" office:value="21.59005" calcext:value-type="float">
            <text:p>21,59005</text:p>
          </table:table-cell>
          <table:table-cell office:value-type="float" office:value="74" calcext:value-type="float">
            <text:p>74</text:p>
          </table:table-cell>
          <table:table-cell office:value-type="float" office:value="16.312733" calcext:value-type="float">
            <text:p>16,31273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50833" calcext:value-type="float">
            <text:p>22,050833</text:p>
          </table:table-cell>
          <table:table-cell office:value-type="float" office:value="37" calcext:value-type="float">
            <text:p>37</text:p>
          </table:table-cell>
          <table:table-cell office:value-type="float" office:value="21.6821" calcext:value-type="float">
            <text:p>21,6821</text:p>
          </table:table-cell>
          <table:table-cell office:value-type="float" office:value="74" calcext:value-type="float">
            <text:p>74</text:p>
          </table:table-cell>
          <table:table-cell office:value-type="float" office:value="16.29155" calcext:value-type="float">
            <text:p>16,2915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153367" calcext:value-type="float">
            <text:p>22,153367</text:p>
          </table:table-cell>
          <table:table-cell office:value-type="float" office:value="37" calcext:value-type="float">
            <text:p>37</text:p>
          </table:table-cell>
          <table:table-cell office:value-type="float" office:value="21.71585" calcext:value-type="float">
            <text:p>21,71585</text:p>
          </table:table-cell>
          <table:table-cell office:value-type="float" office:value="73" calcext:value-type="float">
            <text:p>73</text:p>
          </table:table-cell>
          <table:table-cell office:value-type="float" office:value="16.305083" calcext:value-type="float">
            <text:p>16,30508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.9738" calcext:value-type="float">
            <text:p>21,9738</text:p>
          </table:table-cell>
          <table:table-cell office:value-type="float" office:value="37" calcext:value-type="float">
            <text:p>37</text:p>
          </table:table-cell>
          <table:table-cell office:value-type="float" office:value="21.55995" calcext:value-type="float">
            <text:p>21,55995</text:p>
          </table:table-cell>
          <table:table-cell office:value-type="float" office:value="74" calcext:value-type="float">
            <text:p>74</text:p>
          </table:table-cell>
          <table:table-cell office:value-type="float" office:value="16.119833" calcext:value-type="float">
            <text:p>16,11983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.985667" calcext:value-type="float">
            <text:p>21,985667</text:p>
          </table:table-cell>
          <table:table-cell office:value-type="float" office:value="37" calcext:value-type="float">
            <text:p>37</text:p>
          </table:table-cell>
          <table:table-cell office:value-type="float" office:value="21.659683" calcext:value-type="float">
            <text:p>21,659683</text:p>
          </table:table-cell>
          <table:table-cell office:value-type="float" office:value="74" calcext:value-type="float">
            <text:p>74</text:p>
          </table:table-cell>
          <table:table-cell office:value-type="float" office:value="16.1741" calcext:value-type="float">
            <text:p>16,1741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181383" calcext:value-type="float">
            <text:p>22,181383</text:p>
          </table:table-cell>
          <table:table-cell office:value-type="float" office:value="39" calcext:value-type="float">
            <text:p>39</text:p>
          </table:table-cell>
          <table:table-cell office:value-type="float" office:value="21.670683" calcext:value-type="float">
            <text:p>21,670683</text:p>
          </table:table-cell>
          <table:table-cell office:value-type="float" office:value="80" calcext:value-type="float">
            <text:p>80</text:p>
          </table:table-cell>
          <table:table-cell office:value-type="float" office:value="16.526833" calcext:value-type="float">
            <text:p>16,5268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20483" calcext:value-type="float">
            <text:p>22,020483</text:p>
          </table:table-cell>
          <table:table-cell office:value-type="float" office:value="37" calcext:value-type="float">
            <text:p>37</text:p>
          </table:table-cell>
          <table:table-cell office:value-type="float" office:value="21.639283" calcext:value-type="float">
            <text:p>21,639283</text:p>
          </table:table-cell>
          <table:table-cell office:value-type="float" office:value="74" calcext:value-type="float">
            <text:p>74</text:p>
          </table:table-cell>
          <table:table-cell office:value-type="float" office:value="16.187633" calcext:value-type="float">
            <text:p>16,18763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8215" calcext:value-type="float">
            <text:p>22,08215</text:p>
          </table:table-cell>
          <table:table-cell office:value-type="float" office:value="37" calcext:value-type="float">
            <text:p>37</text:p>
          </table:table-cell>
          <table:table-cell office:value-type="float" office:value="21.580717" calcext:value-type="float">
            <text:p>21,580717</text:p>
          </table:table-cell>
          <table:table-cell office:value-type="float" office:value="73" calcext:value-type="float">
            <text:p>73</text:p>
          </table:table-cell>
          <table:table-cell office:value-type="float" office:value="16.34165" calcext:value-type="float">
            <text:p>16,3416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17983" calcext:value-type="float">
            <text:p>22,017983</text:p>
          </table:table-cell>
          <table:table-cell office:value-type="float" office:value="37" calcext:value-type="float">
            <text:p>37</text:p>
          </table:table-cell>
          <table:table-cell office:value-type="float" office:value="21.65765" calcext:value-type="float">
            <text:p>21,65765</text:p>
          </table:table-cell>
          <table:table-cell office:value-type="float" office:value="74" calcext:value-type="float">
            <text:p>74</text:p>
          </table:table-cell>
          <table:table-cell office:value-type="float" office:value="16.274133" calcext:value-type="float">
            <text:p>16,27413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84067" calcext:value-type="float">
            <text:p>22,084067</text:p>
          </table:table-cell>
          <table:table-cell office:value-type="float" office:value="37" calcext:value-type="float">
            <text:p>37</text:p>
          </table:table-cell>
          <table:table-cell office:value-type="float" office:value="21.569983" calcext:value-type="float">
            <text:p>21,569983</text:p>
          </table:table-cell>
          <table:table-cell office:value-type="float" office:value="73" calcext:value-type="float">
            <text:p>73</text:p>
          </table:table-cell>
          <table:table-cell office:value-type="float" office:value="16.2328" calcext:value-type="float">
            <text:p>16,2328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41867" calcext:value-type="float">
            <text:p>22,041867</text:p>
          </table:table-cell>
          <table:table-cell office:value-type="float" office:value="37" calcext:value-type="float">
            <text:p>37</text:p>
          </table:table-cell>
          <table:table-cell office:value-type="float" office:value="21.6166" calcext:value-type="float">
            <text:p>21,6166</text:p>
          </table:table-cell>
          <table:table-cell office:value-type="float" office:value="74" calcext:value-type="float">
            <text:p>74</text:p>
          </table:table-cell>
          <table:table-cell office:value-type="float" office:value="16.239917" calcext:value-type="float">
            <text:p>16,239917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8995" calcext:value-type="float">
            <text:p>22,08995</text:p>
          </table:table-cell>
          <table:table-cell office:value-type="float" office:value="37" calcext:value-type="float">
            <text:p>37</text:p>
          </table:table-cell>
          <table:table-cell office:value-type="float" office:value="21.670467" calcext:value-type="float">
            <text:p>21,670467</text:p>
          </table:table-cell>
          <table:table-cell office:value-type="float" office:value="73" calcext:value-type="float">
            <text:p>73</text:p>
          </table:table-cell>
          <table:table-cell office:value-type="float" office:value="16.38125" calcext:value-type="float">
            <text:p>16,3812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56533" calcext:value-type="float">
            <text:p>22,056533</text:p>
          </table:table-cell>
          <table:table-cell office:value-type="float" office:value="37" calcext:value-type="float">
            <text:p>37</text:p>
          </table:table-cell>
          <table:table-cell office:value-type="float" office:value="21.574217" calcext:value-type="float">
            <text:p>21,574217</text:p>
          </table:table-cell>
          <table:table-cell office:value-type="float" office:value="74" calcext:value-type="float">
            <text:p>74</text:p>
          </table:table-cell>
          <table:table-cell office:value-type="float" office:value="16.316083" calcext:value-type="float">
            <text:p>16,31608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26233" calcext:value-type="float">
            <text:p>22,026233</text:p>
          </table:table-cell>
          <table:table-cell office:value-type="float" office:value="37" calcext:value-type="float">
            <text:p>37</text:p>
          </table:table-cell>
          <table:table-cell office:value-type="float" office:value="21.5328" calcext:value-type="float">
            <text:p>21,5328</text:p>
          </table:table-cell>
          <table:table-cell office:value-type="float" office:value="73" calcext:value-type="float">
            <text:p>73</text:p>
          </table:table-cell>
          <table:table-cell office:value-type="float" office:value="16.245833" calcext:value-type="float">
            <text:p>16,24583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498" calcext:value-type="float">
            <text:p>22,0498</text:p>
          </table:table-cell>
          <table:table-cell office:value-type="float" office:value="37" calcext:value-type="float">
            <text:p>37</text:p>
          </table:table-cell>
          <table:table-cell office:value-type="float" office:value="21.624633" calcext:value-type="float">
            <text:p>21,624633</text:p>
          </table:table-cell>
          <table:table-cell office:value-type="float" office:value="79" calcext:value-type="float">
            <text:p>79</text:p>
          </table:table-cell>
          <table:table-cell office:value-type="float" office:value="16.40715" calcext:value-type="float">
            <text:p>16,407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.96605" calcext:value-type="float">
            <text:p>21,96605</text:p>
          </table:table-cell>
          <table:table-cell office:value-type="float" office:value="37" calcext:value-type="float">
            <text:p>37</text:p>
          </table:table-cell>
          <table:table-cell office:value-type="float" office:value="21.61255" calcext:value-type="float">
            <text:p>21,61255</text:p>
          </table:table-cell>
          <table:table-cell office:value-type="float" office:value="74" calcext:value-type="float">
            <text:p>74</text:p>
          </table:table-cell>
          <table:table-cell office:value-type="float" office:value="16.173517" calcext:value-type="float">
            <text:p>16,173517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218" calcext:value-type="float">
            <text:p>22,0218</text:p>
          </table:table-cell>
          <table:table-cell office:value-type="float" office:value="37" calcext:value-type="float">
            <text:p>37</text:p>
          </table:table-cell>
          <table:table-cell office:value-type="float" office:value="21.56455" calcext:value-type="float">
            <text:p>21,56455</text:p>
          </table:table-cell>
          <table:table-cell office:value-type="float" office:value="74" calcext:value-type="float">
            <text:p>74</text:p>
          </table:table-cell>
          <table:table-cell office:value-type="float" office:value="16.218433" calcext:value-type="float">
            <text:p>16,21843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51867" calcext:value-type="float">
            <text:p>22,051867</text:p>
          </table:table-cell>
          <table:table-cell office:value-type="float" office:value="37" calcext:value-type="float">
            <text:p>37</text:p>
          </table:table-cell>
          <table:table-cell office:value-type="float" office:value="21.56555" calcext:value-type="float">
            <text:p>21,56555</text:p>
          </table:table-cell>
          <table:table-cell office:value-type="float" office:value="74" calcext:value-type="float">
            <text:p>74</text:p>
          </table:table-cell>
          <table:table-cell office:value-type="float" office:value="16.237983" calcext:value-type="float">
            <text:p>16,23798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.9885" calcext:value-type="float">
            <text:p>21,9885</text:p>
          </table:table-cell>
          <table:table-cell office:value-type="float" office:value="37" calcext:value-type="float">
            <text:p>37</text:p>
          </table:table-cell>
          <table:table-cell office:value-type="float" office:value="21.58225" calcext:value-type="float">
            <text:p>21,58225</text:p>
          </table:table-cell>
          <table:table-cell office:value-type="float" office:value="74" calcext:value-type="float">
            <text:p>74</text:p>
          </table:table-cell>
          <table:table-cell office:value-type="float" office:value="16.24475" calcext:value-type="float">
            <text:p>16,2447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594775" calcext:value-type="float">
            <text:p>22,594775</text:p>
          </table:table-cell>
          <table:table-cell office:value-type="float" office:value="37" calcext:value-type="float">
            <text:p>37</text:p>
          </table:table-cell>
          <table:table-cell office:value-type="float" office:value="22.023825" calcext:value-type="float">
            <text:p>22,023825</text:p>
          </table:table-cell>
          <table:table-cell office:value-type="float" office:value="80" calcext:value-type="float">
            <text:p>80</text:p>
          </table:table-cell>
          <table:table-cell office:value-type="float" office:value="16.9113" calcext:value-type="float">
            <text:p>16,911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364" calcext:value-type="float">
            <text:p>22,6364</text:p>
          </table:table-cell>
          <table:table-cell office:value-type="float" office:value="37" calcext:value-type="float">
            <text:p>37</text:p>
          </table:table-cell>
          <table:table-cell office:value-type="float" office:value="21.99745" calcext:value-type="float">
            <text:p>21,99745</text:p>
          </table:table-cell>
          <table:table-cell office:value-type="float" office:value="80" calcext:value-type="float">
            <text:p>80</text:p>
          </table:table-cell>
          <table:table-cell office:value-type="float" office:value="16.842725" calcext:value-type="float">
            <text:p>16,8427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39837" calcext:value-type="float">
            <text:p>22,639837</text:p>
          </table:table-cell>
          <table:table-cell office:value-type="float" office:value="39" calcext:value-type="float">
            <text:p>39</text:p>
          </table:table-cell>
          <table:table-cell office:value-type="float" office:value="22.088738" calcext:value-type="float">
            <text:p>22,088738</text:p>
          </table:table-cell>
          <table:table-cell office:value-type="float" office:value="79" calcext:value-type="float">
            <text:p>79</text:p>
          </table:table-cell>
          <table:table-cell office:value-type="float" office:value="16.506963" calcext:value-type="float">
            <text:p>16,50696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55" calcext:value-type="float">
            <text:p>22,655</text:p>
          </table:table-cell>
          <table:table-cell office:value-type="float" office:value="37" calcext:value-type="float">
            <text:p>37</text:p>
          </table:table-cell>
          <table:table-cell office:value-type="float" office:value="22.020425" calcext:value-type="float">
            <text:p>22,020425</text:p>
          </table:table-cell>
          <table:table-cell office:value-type="float" office:value="79" calcext:value-type="float">
            <text:p>79</text:p>
          </table:table-cell>
          <table:table-cell office:value-type="float" office:value="16.531038" calcext:value-type="float">
            <text:p>16,5310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18462" calcext:value-type="float">
            <text:p>22,618462</text:p>
          </table:table-cell>
          <table:table-cell office:value-type="float" office:value="37" calcext:value-type="float">
            <text:p>37</text:p>
          </table:table-cell>
          <table:table-cell office:value-type="float" office:value="22.0738" calcext:value-type="float">
            <text:p>22,0738</text:p>
          </table:table-cell>
          <table:table-cell office:value-type="float" office:value="80" calcext:value-type="float">
            <text:p>80</text:p>
          </table:table-cell>
          <table:table-cell office:value-type="float" office:value="16.758575" calcext:value-type="float">
            <text:p>16,75857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59263" calcext:value-type="float">
            <text:p>22,659263</text:p>
          </table:table-cell>
          <table:table-cell office:value-type="float" office:value="39" calcext:value-type="float">
            <text:p>39</text:p>
          </table:table-cell>
          <table:table-cell office:value-type="float" office:value="22.045513" calcext:value-type="float">
            <text:p>22,045513</text:p>
          </table:table-cell>
          <table:table-cell office:value-type="float" office:value="80" calcext:value-type="float">
            <text:p>80</text:p>
          </table:table-cell>
          <table:table-cell office:value-type="float" office:value="16.961625" calcext:value-type="float">
            <text:p>16,96162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71087" calcext:value-type="float">
            <text:p>22,671087</text:p>
          </table:table-cell>
          <table:table-cell office:value-type="float" office:value="39" calcext:value-type="float">
            <text:p>39</text:p>
          </table:table-cell>
          <table:table-cell office:value-type="float" office:value="21.95455" calcext:value-type="float">
            <text:p>21,95455</text:p>
          </table:table-cell>
          <table:table-cell office:value-type="float" office:value="79" calcext:value-type="float">
            <text:p>79</text:p>
          </table:table-cell>
          <table:table-cell office:value-type="float" office:value="16.86425" calcext:value-type="float">
            <text:p>16,864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78538" calcext:value-type="float">
            <text:p>22,678538</text:p>
          </table:table-cell>
          <table:table-cell office:value-type="float" office:value="39" calcext:value-type="float">
            <text:p>39</text:p>
          </table:table-cell>
          <table:table-cell office:value-type="float" office:value="22.01615" calcext:value-type="float">
            <text:p>22,01615</text:p>
          </table:table-cell>
          <table:table-cell office:value-type="float" office:value="79" calcext:value-type="float">
            <text:p>79</text:p>
          </table:table-cell>
          <table:table-cell office:value-type="float" office:value="17.036987" calcext:value-type="float">
            <text:p>17,036987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5935" calcext:value-type="float">
            <text:p>22,65935</text:p>
          </table:table-cell>
          <table:table-cell office:value-type="float" office:value="39" calcext:value-type="float">
            <text:p>39</text:p>
          </table:table-cell>
          <table:table-cell office:value-type="float" office:value="22.0648" calcext:value-type="float">
            <text:p>22,0648</text:p>
          </table:table-cell>
          <table:table-cell office:value-type="float" office:value="80" calcext:value-type="float">
            <text:p>80</text:p>
          </table:table-cell>
          <table:table-cell office:value-type="float" office:value="16.852287" calcext:value-type="float">
            <text:p>16,85228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68675" calcext:value-type="float">
            <text:p>22,668675</text:p>
          </table:table-cell>
          <table:table-cell office:value-type="float" office:value="39" calcext:value-type="float">
            <text:p>39</text:p>
          </table:table-cell>
          <table:table-cell office:value-type="float" office:value="22.049412" calcext:value-type="float">
            <text:p>22,049412</text:p>
          </table:table-cell>
          <table:table-cell office:value-type="float" office:value="79" calcext:value-type="float">
            <text:p>79</text:p>
          </table:table-cell>
          <table:table-cell office:value-type="float" office:value="17.1046" calcext:value-type="float">
            <text:p>17,1046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041" calcext:value-type="float">
            <text:p>22,6041</text:p>
          </table:table-cell>
          <table:table-cell office:value-type="float" office:value="39" calcext:value-type="float">
            <text:p>39</text:p>
          </table:table-cell>
          <table:table-cell office:value-type="float" office:value="22.020488" calcext:value-type="float">
            <text:p>22,020488</text:p>
          </table:table-cell>
          <table:table-cell office:value-type="float" office:value="79" calcext:value-type="float">
            <text:p>79</text:p>
          </table:table-cell>
          <table:table-cell office:value-type="float" office:value="16.692338" calcext:value-type="float">
            <text:p>16,6923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299" calcext:value-type="float">
            <text:p>22,6299</text:p>
          </table:table-cell>
          <table:table-cell office:value-type="float" office:value="39" calcext:value-type="float">
            <text:p>39</text:p>
          </table:table-cell>
          <table:table-cell office:value-type="float" office:value="21.977113" calcext:value-type="float">
            <text:p>21,977113</text:p>
          </table:table-cell>
          <table:table-cell office:value-type="float" office:value="79" calcext:value-type="float">
            <text:p>79</text:p>
          </table:table-cell>
          <table:table-cell office:value-type="float" office:value="16.902787" calcext:value-type="float">
            <text:p>16,90278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09337" calcext:value-type="float">
            <text:p>22,609337</text:p>
          </table:table-cell>
          <table:table-cell office:value-type="float" office:value="39" calcext:value-type="float">
            <text:p>39</text:p>
          </table:table-cell>
          <table:table-cell office:value-type="float" office:value="22.088562" calcext:value-type="float">
            <text:p>22,088562</text:p>
          </table:table-cell>
          <table:table-cell office:value-type="float" office:value="80" calcext:value-type="float">
            <text:p>80</text:p>
          </table:table-cell>
          <table:table-cell office:value-type="float" office:value="16.666812" calcext:value-type="float">
            <text:p>16,6668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9055" calcext:value-type="float">
            <text:p>22,69055</text:p>
          </table:table-cell>
          <table:table-cell office:value-type="float" office:value="39" calcext:value-type="float">
            <text:p>39</text:p>
          </table:table-cell>
          <table:table-cell office:value-type="float" office:value="22.06525" calcext:value-type="float">
            <text:p>22,06525</text:p>
          </table:table-cell>
          <table:table-cell office:value-type="float" office:value="79" calcext:value-type="float">
            <text:p>79</text:p>
          </table:table-cell>
          <table:table-cell office:value-type="float" office:value="17.022075" calcext:value-type="float">
            <text:p>17,02207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37712" calcext:value-type="float">
            <text:p>22,637712</text:p>
          </table:table-cell>
          <table:table-cell office:value-type="float" office:value="39" calcext:value-type="float">
            <text:p>39</text:p>
          </table:table-cell>
          <table:table-cell office:value-type="float" office:value="22.017937" calcext:value-type="float">
            <text:p>22,017937</text:p>
          </table:table-cell>
          <table:table-cell office:value-type="float" office:value="80" calcext:value-type="float">
            <text:p>80</text:p>
          </table:table-cell>
          <table:table-cell office:value-type="float" office:value="16.700225" calcext:value-type="float">
            <text:p>16,7002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82275" calcext:value-type="float">
            <text:p>22,82275</text:p>
          </table:table-cell>
          <table:table-cell office:value-type="float" office:value="39" calcext:value-type="float">
            <text:p>39</text:p>
          </table:table-cell>
          <table:table-cell office:value-type="float" office:value="22.277413" calcext:value-type="float">
            <text:p>22,277413</text:p>
          </table:table-cell>
          <table:table-cell office:value-type="float" office:value="79" calcext:value-type="float">
            <text:p>79</text:p>
          </table:table-cell>
          <table:table-cell office:value-type="float" office:value="17.173112" calcext:value-type="float">
            <text:p>17,173112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4835" calcext:value-type="float">
            <text:p>22,64835</text:p>
          </table:table-cell>
          <table:table-cell office:value-type="float" office:value="39" calcext:value-type="float">
            <text:p>39</text:p>
          </table:table-cell>
          <table:table-cell office:value-type="float" office:value="21.972213" calcext:value-type="float">
            <text:p>21,972213</text:p>
          </table:table-cell>
          <table:table-cell office:value-type="float" office:value="79" calcext:value-type="float">
            <text:p>79</text:p>
          </table:table-cell>
          <table:table-cell office:value-type="float" office:value="16.9093" calcext:value-type="float">
            <text:p>16,909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830738" calcext:value-type="float">
            <text:p>22,830738</text:p>
          </table:table-cell>
          <table:table-cell office:value-type="float" office:value="39" calcext:value-type="float">
            <text:p>39</text:p>
          </table:table-cell>
          <table:table-cell office:value-type="float" office:value="22.126" calcext:value-type="float">
            <text:p>22,126</text:p>
          </table:table-cell>
          <table:table-cell office:value-type="float" office:value="79" calcext:value-type="float">
            <text:p>79</text:p>
          </table:table-cell>
          <table:table-cell office:value-type="float" office:value="17.07065" calcext:value-type="float">
            <text:p>17,0706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616" calcext:value-type="float">
            <text:p>22,6616</text:p>
          </table:table-cell>
          <table:table-cell office:value-type="float" office:value="39" calcext:value-type="float">
            <text:p>39</text:p>
          </table:table-cell>
          <table:table-cell office:value-type="float" office:value="22.070788" calcext:value-type="float">
            <text:p>22,070788</text:p>
          </table:table-cell>
          <table:table-cell office:value-type="float" office:value="80" calcext:value-type="float">
            <text:p>80</text:p>
          </table:table-cell>
          <table:table-cell office:value-type="float" office:value="17.064475" calcext:value-type="float">
            <text:p>17,06447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24987" calcext:value-type="float">
            <text:p>22,624987</text:p>
          </table:table-cell>
          <table:table-cell office:value-type="float" office:value="37" calcext:value-type="float">
            <text:p>37</text:p>
          </table:table-cell>
          <table:table-cell office:value-type="float" office:value="22.046875" calcext:value-type="float">
            <text:p>22,046875</text:p>
          </table:table-cell>
          <table:table-cell office:value-type="float" office:value="74" calcext:value-type="float">
            <text:p>74</text:p>
          </table:table-cell>
          <table:table-cell office:value-type="float" office:value="16.413775" calcext:value-type="float">
            <text:p>16,41377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4839" calcext:value-type="float">
            <text:p>23,14839</text:p>
          </table:table-cell>
          <table:table-cell office:value-type="float" office:value="39" calcext:value-type="float">
            <text:p>39</text:p>
          </table:table-cell>
          <table:table-cell office:value-type="float" office:value="22.34145" calcext:value-type="float">
            <text:p>22,34145</text:p>
          </table:table-cell>
          <table:table-cell office:value-type="float" office:value="80" calcext:value-type="float">
            <text:p>80</text:p>
          </table:table-cell>
          <table:table-cell office:value-type="float" office:value="17.11203" calcext:value-type="float">
            <text:p>17,1120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0781" calcext:value-type="float">
            <text:p>23,10781</text:p>
          </table:table-cell>
          <table:table-cell office:value-type="float" office:value="37" calcext:value-type="float">
            <text:p>37</text:p>
          </table:table-cell>
          <table:table-cell office:value-type="float" office:value="22.40385" calcext:value-type="float">
            <text:p>22,40385</text:p>
          </table:table-cell>
          <table:table-cell office:value-type="float" office:value="79" calcext:value-type="float">
            <text:p>79</text:p>
          </table:table-cell>
          <table:table-cell office:value-type="float" office:value="16.97597" calcext:value-type="float">
            <text:p>16,9759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3793" calcext:value-type="float">
            <text:p>23,13793</text:p>
          </table:table-cell>
          <table:table-cell office:value-type="float" office:value="39" calcext:value-type="float">
            <text:p>39</text:p>
          </table:table-cell>
          <table:table-cell office:value-type="float" office:value="22.35159" calcext:value-type="float">
            <text:p>22,35159</text:p>
          </table:table-cell>
          <table:table-cell office:value-type="float" office:value="80" calcext:value-type="float">
            <text:p>80</text:p>
          </table:table-cell>
          <table:table-cell office:value-type="float" office:value="17.12563" calcext:value-type="float">
            <text:p>17,1256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1408" calcext:value-type="float">
            <text:p>23,11408</text:p>
          </table:table-cell>
          <table:table-cell office:value-type="float" office:value="39" calcext:value-type="float">
            <text:p>39</text:p>
          </table:table-cell>
          <table:table-cell office:value-type="float" office:value="22.35127" calcext:value-type="float">
            <text:p>22,35127</text:p>
          </table:table-cell>
          <table:table-cell office:value-type="float" office:value="80" calcext:value-type="float">
            <text:p>80</text:p>
          </table:table-cell>
          <table:table-cell office:value-type="float" office:value="17.15374" calcext:value-type="float">
            <text:p>17,15374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1975" calcext:value-type="float">
            <text:p>23,11975</text:p>
          </table:table-cell>
          <table:table-cell office:value-type="float" office:value="39" calcext:value-type="float">
            <text:p>39</text:p>
          </table:table-cell>
          <table:table-cell office:value-type="float" office:value="22.44092" calcext:value-type="float">
            <text:p>22,44092</text:p>
          </table:table-cell>
          <table:table-cell office:value-type="float" office:value="79" calcext:value-type="float">
            <text:p>79</text:p>
          </table:table-cell>
          <table:table-cell office:value-type="float" office:value="17.19846" calcext:value-type="float">
            <text:p>17,19846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3296" calcext:value-type="float">
            <text:p>23,13296</text:p>
          </table:table-cell>
          <table:table-cell office:value-type="float" office:value="39" calcext:value-type="float">
            <text:p>39</text:p>
          </table:table-cell>
          <table:table-cell office:value-type="float" office:value="22.39974" calcext:value-type="float">
            <text:p>22,39974</text:p>
          </table:table-cell>
          <table:table-cell office:value-type="float" office:value="80" calcext:value-type="float">
            <text:p>80</text:p>
          </table:table-cell>
          <table:table-cell office:value-type="float" office:value="17.17377" calcext:value-type="float">
            <text:p>17,17377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8171" calcext:value-type="float">
            <text:p>23,18171</text:p>
          </table:table-cell>
          <table:table-cell office:value-type="float" office:value="39" calcext:value-type="float">
            <text:p>39</text:p>
          </table:table-cell>
          <table:table-cell office:value-type="float" office:value="22.36193" calcext:value-type="float">
            <text:p>22,36193</text:p>
          </table:table-cell>
          <table:table-cell office:value-type="float" office:value="79" calcext:value-type="float">
            <text:p>79</text:p>
          </table:table-cell>
          <table:table-cell office:value-type="float" office:value="17.22996" calcext:value-type="float">
            <text:p>17,22996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6237" calcext:value-type="float">
            <text:p>23,16237</text:p>
          </table:table-cell>
          <table:table-cell office:value-type="float" office:value="39" calcext:value-type="float">
            <text:p>39</text:p>
          </table:table-cell>
          <table:table-cell office:value-type="float" office:value="22.38906" calcext:value-type="float">
            <text:p>22,38906</text:p>
          </table:table-cell>
          <table:table-cell office:value-type="float" office:value="80" calcext:value-type="float">
            <text:p>80</text:p>
          </table:table-cell>
          <table:table-cell office:value-type="float" office:value="17.258" calcext:value-type="float">
            <text:p>17,258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23316" calcext:value-type="float">
            <text:p>23,23316</text:p>
          </table:table-cell>
          <table:table-cell office:value-type="float" office:value="39" calcext:value-type="float">
            <text:p>39</text:p>
          </table:table-cell>
          <table:table-cell office:value-type="float" office:value="22.50031" calcext:value-type="float">
            <text:p>22,50031</text:p>
          </table:table-cell>
          <table:table-cell office:value-type="float" office:value="80" calcext:value-type="float">
            <text:p>80</text:p>
          </table:table-cell>
          <table:table-cell office:value-type="float" office:value="17.22076" calcext:value-type="float">
            <text:p>17,22076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8379" calcext:value-type="float">
            <text:p>23,18379</text:p>
          </table:table-cell>
          <table:table-cell office:value-type="float" office:value="39" calcext:value-type="float">
            <text:p>39</text:p>
          </table:table-cell>
          <table:table-cell office:value-type="float" office:value="22.44133" calcext:value-type="float">
            <text:p>22,44133</text:p>
          </table:table-cell>
          <table:table-cell office:value-type="float" office:value="80" calcext:value-type="float">
            <text:p>80</text:p>
          </table:table-cell>
          <table:table-cell office:value-type="float" office:value="17.1831" calcext:value-type="float">
            <text:p>17,1831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21305" calcext:value-type="float">
            <text:p>23,21305</text:p>
          </table:table-cell>
          <table:table-cell office:value-type="float" office:value="39" calcext:value-type="float">
            <text:p>39</text:p>
          </table:table-cell>
          <table:table-cell office:value-type="float" office:value="22.37762" calcext:value-type="float">
            <text:p>22,37762</text:p>
          </table:table-cell>
          <table:table-cell office:value-type="float" office:value="79" calcext:value-type="float">
            <text:p>79</text:p>
          </table:table-cell>
          <table:table-cell office:value-type="float" office:value="17.18638" calcext:value-type="float">
            <text:p>17,18638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24412" calcext:value-type="float">
            <text:p>23,24412</text:p>
          </table:table-cell>
          <table:table-cell office:value-type="float" office:value="39" calcext:value-type="float">
            <text:p>39</text:p>
          </table:table-cell>
          <table:table-cell office:value-type="float" office:value="22.44789" calcext:value-type="float">
            <text:p>22,44789</text:p>
          </table:table-cell>
          <table:table-cell office:value-type="float" office:value="79" calcext:value-type="float">
            <text:p>79</text:p>
          </table:table-cell>
          <table:table-cell office:value-type="float" office:value="17.26241" calcext:value-type="float">
            <text:p>17,26241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27668" calcext:value-type="float">
            <text:p>23,27668</text:p>
          </table:table-cell>
          <table:table-cell office:value-type="float" office:value="39" calcext:value-type="float">
            <text:p>39</text:p>
          </table:table-cell>
          <table:table-cell office:value-type="float" office:value="22.50867" calcext:value-type="float">
            <text:p>22,50867</text:p>
          </table:table-cell>
          <table:table-cell office:value-type="float" office:value="79" calcext:value-type="float">
            <text:p>79</text:p>
          </table:table-cell>
          <table:table-cell office:value-type="float" office:value="17.26161" calcext:value-type="float">
            <text:p>17,26161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8527" calcext:value-type="float">
            <text:p>23,18527</text:p>
          </table:table-cell>
          <table:table-cell office:value-type="float" office:value="39" calcext:value-type="float">
            <text:p>39</text:p>
          </table:table-cell>
          <table:table-cell office:value-type="float" office:value="22.41097" calcext:value-type="float">
            <text:p>22,41097</text:p>
          </table:table-cell>
          <table:table-cell office:value-type="float" office:value="79" calcext:value-type="float">
            <text:p>79</text:p>
          </table:table-cell>
          <table:table-cell office:value-type="float" office:value="17.19952" calcext:value-type="float">
            <text:p>17,19952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9179" calcext:value-type="float">
            <text:p>23,19179</text:p>
          </table:table-cell>
          <table:table-cell office:value-type="float" office:value="39" calcext:value-type="float">
            <text:p>39</text:p>
          </table:table-cell>
          <table:table-cell office:value-type="float" office:value="22.43541" calcext:value-type="float">
            <text:p>22,43541</text:p>
          </table:table-cell>
          <table:table-cell office:value-type="float" office:value="80" calcext:value-type="float">
            <text:p>80</text:p>
          </table:table-cell>
          <table:table-cell office:value-type="float" office:value="17.22633" calcext:value-type="float">
            <text:p>17,2263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26498" calcext:value-type="float">
            <text:p>23,26498</text:p>
          </table:table-cell>
          <table:table-cell office:value-type="float" office:value="39" calcext:value-type="float">
            <text:p>39</text:p>
          </table:table-cell>
          <table:table-cell office:value-type="float" office:value="22.51655" calcext:value-type="float">
            <text:p>22,51655</text:p>
          </table:table-cell>
          <table:table-cell office:value-type="float" office:value="80" calcext:value-type="float">
            <text:p>80</text:p>
          </table:table-cell>
          <table:table-cell office:value-type="float" office:value="17.18206" calcext:value-type="float">
            <text:p>17,18206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341" calcext:value-type="float">
            <text:p>23,1341</text:p>
          </table:table-cell>
          <table:table-cell office:value-type="float" office:value="39" calcext:value-type="float">
            <text:p>39</text:p>
          </table:table-cell>
          <table:table-cell office:value-type="float" office:value="22.40668" calcext:value-type="float">
            <text:p>22,40668</text:p>
          </table:table-cell>
          <table:table-cell office:value-type="float" office:value="80" calcext:value-type="float">
            <text:p>80</text:p>
          </table:table-cell>
          <table:table-cell office:value-type="float" office:value="17.14003" calcext:value-type="float">
            <text:p>17,1400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2062" calcext:value-type="float">
            <text:p>23,12062</text:p>
          </table:table-cell>
          <table:table-cell office:value-type="float" office:value="39" calcext:value-type="float">
            <text:p>39</text:p>
          </table:table-cell>
          <table:table-cell office:value-type="float" office:value="22.3281" calcext:value-type="float">
            <text:p>22,3281</text:p>
          </table:table-cell>
          <table:table-cell office:value-type="float" office:value="80" calcext:value-type="float">
            <text:p>80</text:p>
          </table:table-cell>
          <table:table-cell office:value-type="float" office:value="17.20177" calcext:value-type="float">
            <text:p>17,20177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20501" calcext:value-type="float">
            <text:p>23,20501</text:p>
          </table:table-cell>
          <table:table-cell office:value-type="float" office:value="39" calcext:value-type="float">
            <text:p>39</text:p>
          </table:table-cell>
          <table:table-cell office:value-type="float" office:value="22.47711" calcext:value-type="float">
            <text:p>22,47711</text:p>
          </table:table-cell>
          <table:table-cell office:value-type="float" office:value="79" calcext:value-type="float">
            <text:p>79</text:p>
          </table:table-cell>
          <table:table-cell office:value-type="float" office:value="17.20315" calcext:value-type="float">
            <text:p>17,2031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5406" calcext:value-type="float">
            <text:p>23,15406</text:p>
          </table:table-cell>
          <table:table-cell office:value-type="float" office:value="39" calcext:value-type="float">
            <text:p>39</text:p>
          </table:table-cell>
          <table:table-cell office:value-type="float" office:value="22.44368" calcext:value-type="float">
            <text:p>22,44368</text:p>
          </table:table-cell>
          <table:table-cell office:value-type="float" office:value="79" calcext:value-type="float">
            <text:p>79</text:p>
          </table:table-cell>
          <table:table-cell office:value-type="float" office:value="17.26115" calcext:value-type="float">
            <text:p>17,2611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39817" calcext:value-type="float">
            <text:p>23,539817</text:p>
          </table:table-cell>
          <table:table-cell office:value-type="float" office:value="39" calcext:value-type="float">
            <text:p>39</text:p>
          </table:table-cell>
          <table:table-cell office:value-type="float" office:value="22.664775" calcext:value-type="float">
            <text:p>22,664775</text:p>
          </table:table-cell>
          <table:table-cell office:value-type="float" office:value="81" calcext:value-type="float">
            <text:p>81</text:p>
          </table:table-cell>
          <table:table-cell office:value-type="float" office:value="17.506025" calcext:value-type="float">
            <text:p>17,5060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75992" calcext:value-type="float">
            <text:p>23,575992</text:p>
          </table:table-cell>
          <table:table-cell office:value-type="float" office:value="39" calcext:value-type="float">
            <text:p>39</text:p>
          </table:table-cell>
          <table:table-cell office:value-type="float" office:value="22.698792" calcext:value-type="float">
            <text:p>22,698792</text:p>
          </table:table-cell>
          <table:table-cell office:value-type="float" office:value="79" calcext:value-type="float">
            <text:p>79</text:p>
          </table:table-cell>
          <table:table-cell office:value-type="float" office:value="17.230225" calcext:value-type="float">
            <text:p>17,23022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79033" calcext:value-type="float">
            <text:p>23,579033</text:p>
          </table:table-cell>
          <table:table-cell office:value-type="float" office:value="39" calcext:value-type="float">
            <text:p>39</text:p>
          </table:table-cell>
          <table:table-cell office:value-type="float" office:value="22.690275" calcext:value-type="float">
            <text:p>22,690275</text:p>
          </table:table-cell>
          <table:table-cell office:value-type="float" office:value="82" calcext:value-type="float">
            <text:p>82</text:p>
          </table:table-cell>
          <table:table-cell office:value-type="float" office:value="17.573875" calcext:value-type="float">
            <text:p>17,57387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628667" calcext:value-type="float">
            <text:p>23,628667</text:p>
          </table:table-cell>
          <table:table-cell office:value-type="float" office:value="41" calcext:value-type="float">
            <text:p>41</text:p>
          </table:table-cell>
          <table:table-cell office:value-type="float" office:value="22.736517" calcext:value-type="float">
            <text:p>22,736517</text:p>
          </table:table-cell>
          <table:table-cell office:value-type="float" office:value="82" calcext:value-type="float">
            <text:p>82</text:p>
          </table:table-cell>
          <table:table-cell office:value-type="float" office:value="17.676708" calcext:value-type="float">
            <text:p>17,67670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16867" calcext:value-type="float">
            <text:p>23,516867</text:p>
          </table:table-cell>
          <table:table-cell office:value-type="float" office:value="39" calcext:value-type="float">
            <text:p>39</text:p>
          </table:table-cell>
          <table:table-cell office:value-type="float" office:value="22.689583" calcext:value-type="float">
            <text:p>22,689583</text:p>
          </table:table-cell>
          <table:table-cell office:value-type="float" office:value="79" calcext:value-type="float">
            <text:p>79</text:p>
          </table:table-cell>
          <table:table-cell office:value-type="float" office:value="17.325008" calcext:value-type="float">
            <text:p>17,325008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6975" calcext:value-type="float">
            <text:p>23,56975</text:p>
          </table:table-cell>
          <table:table-cell office:value-type="float" office:value="41" calcext:value-type="float">
            <text:p>41</text:p>
          </table:table-cell>
          <table:table-cell office:value-type="float" office:value="22.700817" calcext:value-type="float">
            <text:p>22,700817</text:p>
          </table:table-cell>
          <table:table-cell office:value-type="float" office:value="81" calcext:value-type="float">
            <text:p>81</text:p>
          </table:table-cell>
          <table:table-cell office:value-type="float" office:value="17.832433" calcext:value-type="float">
            <text:p>17,8324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34467" calcext:value-type="float">
            <text:p>23,534467</text:p>
          </table:table-cell>
          <table:table-cell office:value-type="float" office:value="39" calcext:value-type="float">
            <text:p>39</text:p>
          </table:table-cell>
          <table:table-cell office:value-type="float" office:value="22.647008" calcext:value-type="float">
            <text:p>22,647008</text:p>
          </table:table-cell>
          <table:table-cell office:value-type="float" office:value="80" calcext:value-type="float">
            <text:p>80</text:p>
          </table:table-cell>
          <table:table-cell office:value-type="float" office:value="17.316525" calcext:value-type="float">
            <text:p>17,31652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68625" calcext:value-type="float">
            <text:p>23,568625</text:p>
          </table:table-cell>
          <table:table-cell office:value-type="float" office:value="41" calcext:value-type="float">
            <text:p>41</text:p>
          </table:table-cell>
          <table:table-cell office:value-type="float" office:value="22.677192" calcext:value-type="float">
            <text:p>22,677192</text:p>
          </table:table-cell>
          <table:table-cell office:value-type="float" office:value="81" calcext:value-type="float">
            <text:p>81</text:p>
          </table:table-cell>
          <table:table-cell office:value-type="float" office:value="17.58035" calcext:value-type="float">
            <text:p>17,580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27167" calcext:value-type="float">
            <text:p>23,527167</text:p>
          </table:table-cell>
          <table:table-cell office:value-type="float" office:value="39" calcext:value-type="float">
            <text:p>39</text:p>
          </table:table-cell>
          <table:table-cell office:value-type="float" office:value="22.709183" calcext:value-type="float">
            <text:p>22,709183</text:p>
          </table:table-cell>
          <table:table-cell office:value-type="float" office:value="80" calcext:value-type="float">
            <text:p>80</text:p>
          </table:table-cell>
          <table:table-cell office:value-type="float" office:value="17.320225" calcext:value-type="float">
            <text:p>17,32022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69775" calcext:value-type="float">
            <text:p>23,569775</text:p>
          </table:table-cell>
          <table:table-cell office:value-type="float" office:value="39" calcext:value-type="float">
            <text:p>39</text:p>
          </table:table-cell>
          <table:table-cell office:value-type="float" office:value="22.72405" calcext:value-type="float">
            <text:p>22,72405</text:p>
          </table:table-cell>
          <table:table-cell office:value-type="float" office:value="81" calcext:value-type="float">
            <text:p>81</text:p>
          </table:table-cell>
          <table:table-cell office:value-type="float" office:value="17.912725" calcext:value-type="float">
            <text:p>17,91272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613075" calcext:value-type="float">
            <text:p>23,613075</text:p>
          </table:table-cell>
          <table:table-cell office:value-type="float" office:value="39" calcext:value-type="float">
            <text:p>39</text:p>
          </table:table-cell>
          <table:table-cell office:value-type="float" office:value="22.724833" calcext:value-type="float">
            <text:p>22,724833</text:p>
          </table:table-cell>
          <table:table-cell office:value-type="float" office:value="82" calcext:value-type="float">
            <text:p>82</text:p>
          </table:table-cell>
          <table:table-cell office:value-type="float" office:value="17.608792" calcext:value-type="float">
            <text:p>17,60879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618992" calcext:value-type="float">
            <text:p>23,618992</text:p>
          </table:table-cell>
          <table:table-cell office:value-type="float" office:value="39" calcext:value-type="float">
            <text:p>39</text:p>
          </table:table-cell>
          <table:table-cell office:value-type="float" office:value="22.748367" calcext:value-type="float">
            <text:p>22,748367</text:p>
          </table:table-cell>
          <table:table-cell office:value-type="float" office:value="80" calcext:value-type="float">
            <text:p>80</text:p>
          </table:table-cell>
          <table:table-cell office:value-type="float" office:value="17.358592" calcext:value-type="float">
            <text:p>17,358592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6379" calcext:value-type="float">
            <text:p>23,6379</text:p>
          </table:table-cell>
          <table:table-cell office:value-type="float" office:value="39" calcext:value-type="float">
            <text:p>39</text:p>
          </table:table-cell>
          <table:table-cell office:value-type="float" office:value="22.76855" calcext:value-type="float">
            <text:p>22,76855</text:p>
          </table:table-cell>
          <table:table-cell office:value-type="float" office:value="80" calcext:value-type="float">
            <text:p>80</text:p>
          </table:table-cell>
          <table:table-cell office:value-type="float" office:value="17.386342" calcext:value-type="float">
            <text:p>17,386342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628017" calcext:value-type="float">
            <text:p>23,628017</text:p>
          </table:table-cell>
          <table:table-cell office:value-type="float" office:value="41" calcext:value-type="float">
            <text:p>41</text:p>
          </table:table-cell>
          <table:table-cell office:value-type="float" office:value="22.7265" calcext:value-type="float">
            <text:p>22,7265</text:p>
          </table:table-cell>
          <table:table-cell office:value-type="float" office:value="82" calcext:value-type="float">
            <text:p>82</text:p>
          </table:table-cell>
          <table:table-cell office:value-type="float" office:value="17.95015" calcext:value-type="float">
            <text:p>17,950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00342" calcext:value-type="float">
            <text:p>23,500342</text:p>
          </table:table-cell>
          <table:table-cell office:value-type="float" office:value="39" calcext:value-type="float">
            <text:p>39</text:p>
          </table:table-cell>
          <table:table-cell office:value-type="float" office:value="22.667158" calcext:value-type="float">
            <text:p>22,667158</text:p>
          </table:table-cell>
          <table:table-cell office:value-type="float" office:value="79" calcext:value-type="float">
            <text:p>79</text:p>
          </table:table-cell>
          <table:table-cell office:value-type="float" office:value="17.238942" calcext:value-type="float">
            <text:p>17,238942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30442" calcext:value-type="float">
            <text:p>23,530442</text:p>
          </table:table-cell>
          <table:table-cell office:value-type="float" office:value="39" calcext:value-type="float">
            <text:p>39</text:p>
          </table:table-cell>
          <table:table-cell office:value-type="float" office:value="22.6539" calcext:value-type="float">
            <text:p>22,6539</text:p>
          </table:table-cell>
          <table:table-cell office:value-type="float" office:value="80" calcext:value-type="float">
            <text:p>80</text:p>
          </table:table-cell>
          <table:table-cell office:value-type="float" office:value="17.361" calcext:value-type="float">
            <text:p>17,361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27567" calcext:value-type="float">
            <text:p>23,527567</text:p>
          </table:table-cell>
          <table:table-cell office:value-type="float" office:value="41" calcext:value-type="float">
            <text:p>41</text:p>
          </table:table-cell>
          <table:table-cell office:value-type="float" office:value="22.699033" calcext:value-type="float">
            <text:p>22,699033</text:p>
          </table:table-cell>
          <table:table-cell office:value-type="float" office:value="81" calcext:value-type="float">
            <text:p>81</text:p>
          </table:table-cell>
          <table:table-cell office:value-type="float" office:value="17.582933" calcext:value-type="float">
            <text:p>17,58293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49467" calcext:value-type="float">
            <text:p>23,549467</text:p>
          </table:table-cell>
          <table:table-cell office:value-type="float" office:value="39" calcext:value-type="float">
            <text:p>39</text:p>
          </table:table-cell>
          <table:table-cell office:value-type="float" office:value="22.683983" calcext:value-type="float">
            <text:p>22,683983</text:p>
          </table:table-cell>
          <table:table-cell office:value-type="float" office:value="80" calcext:value-type="float">
            <text:p>80</text:p>
          </table:table-cell>
          <table:table-cell office:value-type="float" office:value="17.324717" calcext:value-type="float">
            <text:p>17,324717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601342" calcext:value-type="float">
            <text:p>23,601342</text:p>
          </table:table-cell>
          <table:table-cell office:value-type="float" office:value="39" calcext:value-type="float">
            <text:p>39</text:p>
          </table:table-cell>
          <table:table-cell office:value-type="float" office:value="22.737967" calcext:value-type="float">
            <text:p>22,737967</text:p>
          </table:table-cell>
          <table:table-cell office:value-type="float" office:value="79" calcext:value-type="float">
            <text:p>79</text:p>
          </table:table-cell>
          <table:table-cell office:value-type="float" office:value="17.2922" calcext:value-type="float">
            <text:p>17,2922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33083" calcext:value-type="float">
            <text:p>23,533083</text:p>
          </table:table-cell>
          <table:table-cell office:value-type="float" office:value="39" calcext:value-type="float">
            <text:p>39</text:p>
          </table:table-cell>
          <table:table-cell office:value-type="float" office:value="22.641108" calcext:value-type="float">
            <text:p>22,641108</text:p>
          </table:table-cell>
          <table:table-cell office:value-type="float" office:value="80" calcext:value-type="float">
            <text:p>80</text:p>
          </table:table-cell>
          <table:table-cell office:value-type="float" office:value="17.191375" calcext:value-type="float">
            <text:p>17,191375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42993" calcext:value-type="float">
            <text:p>23,942993</text:p>
          </table:table-cell>
          <table:table-cell office:value-type="float" office:value="41" calcext:value-type="float">
            <text:p>41</text:p>
          </table:table-cell>
          <table:table-cell office:value-type="float" office:value="22.928229" calcext:value-type="float">
            <text:p>22,928229</text:p>
          </table:table-cell>
          <table:table-cell office:value-type="float" office:value="81" calcext:value-type="float">
            <text:p>81</text:p>
          </table:table-cell>
          <table:table-cell office:value-type="float" office:value="18.116664" calcext:value-type="float">
            <text:p>18,11666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57557" calcext:value-type="float">
            <text:p>23,857557</text:p>
          </table:table-cell>
          <table:table-cell office:value-type="float" office:value="41" calcext:value-type="float">
            <text:p>41</text:p>
          </table:table-cell>
          <table:table-cell office:value-type="float" office:value="22.883736" calcext:value-type="float">
            <text:p>22,883736</text:p>
          </table:table-cell>
          <table:table-cell office:value-type="float" office:value="81" calcext:value-type="float">
            <text:p>81</text:p>
          </table:table-cell>
          <table:table-cell office:value-type="float" office:value="17.764836" calcext:value-type="float">
            <text:p>17,7648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59343" calcext:value-type="float">
            <text:p>23,859343</text:p>
          </table:table-cell>
          <table:table-cell office:value-type="float" office:value="39" calcext:value-type="float">
            <text:p>39</text:p>
          </table:table-cell>
          <table:table-cell office:value-type="float" office:value="22.993393" calcext:value-type="float">
            <text:p>22,993393</text:p>
          </table:table-cell>
          <table:table-cell office:value-type="float" office:value="81" calcext:value-type="float">
            <text:p>81</text:p>
          </table:table-cell>
          <table:table-cell office:value-type="float" office:value="17.817357" calcext:value-type="float">
            <text:p>17,81735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495" calcext:value-type="float">
            <text:p>23,8495</text:p>
          </table:table-cell>
          <table:table-cell office:value-type="float" office:value="39" calcext:value-type="float">
            <text:p>39</text:p>
          </table:table-cell>
          <table:table-cell office:value-type="float" office:value="22.932664" calcext:value-type="float">
            <text:p>22,932664</text:p>
          </table:table-cell>
          <table:table-cell office:value-type="float" office:value="81" calcext:value-type="float">
            <text:p>81</text:p>
          </table:table-cell>
          <table:table-cell office:value-type="float" office:value="17.853393" calcext:value-type="float">
            <text:p>17,853393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84186" calcext:value-type="float">
            <text:p>23,984186</text:p>
          </table:table-cell>
          <table:table-cell office:value-type="float" office:value="41" calcext:value-type="float">
            <text:p>41</text:p>
          </table:table-cell>
          <table:table-cell office:value-type="float" office:value="23.078336" calcext:value-type="float">
            <text:p>23,078336</text:p>
          </table:table-cell>
          <table:table-cell office:value-type="float" office:value="82" calcext:value-type="float">
            <text:p>82</text:p>
          </table:table-cell>
          <table:table-cell office:value-type="float" office:value="18.056071" calcext:value-type="float">
            <text:p>18,056071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60421" calcext:value-type="float">
            <text:p>23,860421</text:p>
          </table:table-cell>
          <table:table-cell office:value-type="float" office:value="39" calcext:value-type="float">
            <text:p>39</text:p>
          </table:table-cell>
          <table:table-cell office:value-type="float" office:value="22.896579" calcext:value-type="float">
            <text:p>22,896579</text:p>
          </table:table-cell>
          <table:table-cell office:value-type="float" office:value="82" calcext:value-type="float">
            <text:p>82</text:p>
          </table:table-cell>
          <table:table-cell office:value-type="float" office:value="17.655393" calcext:value-type="float">
            <text:p>17,65539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12371" calcext:value-type="float">
            <text:p>23,912371</text:p>
          </table:table-cell>
          <table:table-cell office:value-type="float" office:value="39" calcext:value-type="float">
            <text:p>39</text:p>
          </table:table-cell>
          <table:table-cell office:value-type="float" office:value="22.948857" calcext:value-type="float">
            <text:p>22,948857</text:p>
          </table:table-cell>
          <table:table-cell office:value-type="float" office:value="79" calcext:value-type="float">
            <text:p>79</text:p>
          </table:table-cell>
          <table:table-cell office:value-type="float" office:value="17.378093" calcext:value-type="float">
            <text:p>17,37809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72143" calcext:value-type="float">
            <text:p>23,872143</text:p>
          </table:table-cell>
          <table:table-cell office:value-type="float" office:value="39" calcext:value-type="float">
            <text:p>39</text:p>
          </table:table-cell>
          <table:table-cell office:value-type="float" office:value="22.944793" calcext:value-type="float">
            <text:p>22,944793</text:p>
          </table:table-cell>
          <table:table-cell office:value-type="float" office:value="80" calcext:value-type="float">
            <text:p>80</text:p>
          </table:table-cell>
          <table:table-cell office:value-type="float" office:value="17.411443" calcext:value-type="float">
            <text:p>17,411443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89914" calcext:value-type="float">
            <text:p>23,989914</text:p>
          </table:table-cell>
          <table:table-cell office:value-type="float" office:value="41" calcext:value-type="float">
            <text:p>41</text:p>
          </table:table-cell>
          <table:table-cell office:value-type="float" office:value="22.976293" calcext:value-type="float">
            <text:p>22,976293</text:p>
          </table:table-cell>
          <table:table-cell office:value-type="float" office:value="82" calcext:value-type="float">
            <text:p>82</text:p>
          </table:table-cell>
          <table:table-cell office:value-type="float" office:value="18.042043" calcext:value-type="float">
            <text:p>18,042043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45357" calcext:value-type="float">
            <text:p>23,945357</text:p>
          </table:table-cell>
          <table:table-cell office:value-type="float" office:value="41" calcext:value-type="float">
            <text:p>41</text:p>
          </table:table-cell>
          <table:table-cell office:value-type="float" office:value="22.955357" calcext:value-type="float">
            <text:p>22,955357</text:p>
          </table:table-cell>
          <table:table-cell office:value-type="float" office:value="81" calcext:value-type="float">
            <text:p>81</text:p>
          </table:table-cell>
          <table:table-cell office:value-type="float" office:value="18.135729" calcext:value-type="float">
            <text:p>18,13572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4.02035" calcext:value-type="float">
            <text:p>24,02035</text:p>
          </table:table-cell>
          <table:table-cell office:value-type="float" office:value="41" calcext:value-type="float">
            <text:p>41</text:p>
          </table:table-cell>
          <table:table-cell office:value-type="float" office:value="22.99815" calcext:value-type="float">
            <text:p>22,99815</text:p>
          </table:table-cell>
          <table:table-cell office:value-type="float" office:value="81" calcext:value-type="float">
            <text:p>81</text:p>
          </table:table-cell>
          <table:table-cell office:value-type="float" office:value="18.095636" calcext:value-type="float">
            <text:p>18,09563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38671" calcext:value-type="float">
            <text:p>23,938671</text:p>
          </table:table-cell>
          <table:table-cell office:value-type="float" office:value="41" calcext:value-type="float">
            <text:p>41</text:p>
          </table:table-cell>
          <table:table-cell office:value-type="float" office:value="22.983486" calcext:value-type="float">
            <text:p>22,983486</text:p>
          </table:table-cell>
          <table:table-cell office:value-type="float" office:value="81" calcext:value-type="float">
            <text:p>81</text:p>
          </table:table-cell>
          <table:table-cell office:value-type="float" office:value="17.943064" calcext:value-type="float">
            <text:p>17,94306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34807" calcext:value-type="float">
            <text:p>23,934807</text:p>
          </table:table-cell>
          <table:table-cell office:value-type="float" office:value="41" calcext:value-type="float">
            <text:p>41</text:p>
          </table:table-cell>
          <table:table-cell office:value-type="float" office:value="22.926614" calcext:value-type="float">
            <text:p>22,926614</text:p>
          </table:table-cell>
          <table:table-cell office:value-type="float" office:value="82" calcext:value-type="float">
            <text:p>82</text:p>
          </table:table-cell>
          <table:table-cell office:value-type="float" office:value="17.648171" calcext:value-type="float">
            <text:p>17,64817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57836" calcext:value-type="float">
            <text:p>23,957836</text:p>
          </table:table-cell>
          <table:table-cell office:value-type="float" office:value="41" calcext:value-type="float">
            <text:p>41</text:p>
          </table:table-cell>
          <table:table-cell office:value-type="float" office:value="22.964029" calcext:value-type="float">
            <text:p>22,964029</text:p>
          </table:table-cell>
          <table:table-cell office:value-type="float" office:value="81" calcext:value-type="float">
            <text:p>81</text:p>
          </table:table-cell>
          <table:table-cell office:value-type="float" office:value="18.095307" calcext:value-type="float">
            <text:p>18,095307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41357" calcext:value-type="float">
            <text:p>23,841357</text:p>
          </table:table-cell>
          <table:table-cell office:value-type="float" office:value="39" calcext:value-type="float">
            <text:p>39</text:p>
          </table:table-cell>
          <table:table-cell office:value-type="float" office:value="22.898236" calcext:value-type="float">
            <text:p>22,898236</text:p>
          </table:table-cell>
          <table:table-cell office:value-type="float" office:value="80" calcext:value-type="float">
            <text:p>80</text:p>
          </table:table-cell>
          <table:table-cell office:value-type="float" office:value="17.390857" calcext:value-type="float">
            <text:p>17,390857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565" calcext:value-type="float">
            <text:p>23,8565</text:p>
          </table:table-cell>
          <table:table-cell office:value-type="float" office:value="39" calcext:value-type="float">
            <text:p>39</text:p>
          </table:table-cell>
          <table:table-cell office:value-type="float" office:value="22.914893" calcext:value-type="float">
            <text:p>22,914893</text:p>
          </table:table-cell>
          <table:table-cell office:value-type="float" office:value="80" calcext:value-type="float">
            <text:p>80</text:p>
          </table:table-cell>
          <table:table-cell office:value-type="float" office:value="17.390114" calcext:value-type="float">
            <text:p>17,390114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26964" calcext:value-type="float">
            <text:p>23,926964</text:p>
          </table:table-cell>
          <table:table-cell office:value-type="float" office:value="41" calcext:value-type="float">
            <text:p>41</text:p>
          </table:table-cell>
          <table:table-cell office:value-type="float" office:value="22.955379" calcext:value-type="float">
            <text:p>22,955379</text:p>
          </table:table-cell>
          <table:table-cell office:value-type="float" office:value="82" calcext:value-type="float">
            <text:p>82</text:p>
          </table:table-cell>
          <table:table-cell office:value-type="float" office:value="18.012636" calcext:value-type="float">
            <text:p>18,01263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49271" calcext:value-type="float">
            <text:p>23,949271</text:p>
          </table:table-cell>
          <table:table-cell office:value-type="float" office:value="41" calcext:value-type="float">
            <text:p>41</text:p>
          </table:table-cell>
          <table:table-cell office:value-type="float" office:value="22.905307" calcext:value-type="float">
            <text:p>22,905307</text:p>
          </table:table-cell>
          <table:table-cell office:value-type="float" office:value="82" calcext:value-type="float">
            <text:p>82</text:p>
          </table:table-cell>
          <table:table-cell office:value-type="float" office:value="17.801607" calcext:value-type="float">
            <text:p>17,80160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886893" calcext:value-type="float">
            <text:p>23,886893</text:p>
          </table:table-cell>
          <table:table-cell office:value-type="float" office:value="41" calcext:value-type="float">
            <text:p>41</text:p>
          </table:table-cell>
          <table:table-cell office:value-type="float" office:value="22.916964" calcext:value-type="float">
            <text:p>22,916964</text:p>
          </table:table-cell>
          <table:table-cell office:value-type="float" office:value="82" calcext:value-type="float">
            <text:p>82</text:p>
          </table:table-cell>
          <table:table-cell office:value-type="float" office:value="17.636229" calcext:value-type="float">
            <text:p>17,6362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13614" calcext:value-type="float">
            <text:p>23,913614</text:p>
          </table:table-cell>
          <table:table-cell office:value-type="float" office:value="41" calcext:value-type="float">
            <text:p>41</text:p>
          </table:table-cell>
          <table:table-cell office:value-type="float" office:value="22.955293" calcext:value-type="float">
            <text:p>22,955293</text:p>
          </table:table-cell>
          <table:table-cell office:value-type="float" office:value="82" calcext:value-type="float">
            <text:p>82</text:p>
          </table:table-cell>
          <table:table-cell office:value-type="float" office:value="18.090014" calcext:value-type="float">
            <text:p>18,09001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72231" calcext:value-type="float">
            <text:p>24,172231</text:p>
          </table:table-cell>
          <table:table-cell office:value-type="float" office:value="41" calcext:value-type="float">
            <text:p>41</text:p>
          </table:table-cell>
          <table:table-cell office:value-type="float" office:value="23.1361" calcext:value-type="float">
            <text:p>23,1361</text:p>
          </table:table-cell>
          <table:table-cell office:value-type="float" office:value="82" calcext:value-type="float">
            <text:p>82</text:p>
          </table:table-cell>
          <table:table-cell office:value-type="float" office:value="18.078437" calcext:value-type="float">
            <text:p>18,0784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202188" calcext:value-type="float">
            <text:p>24,202188</text:p>
          </table:table-cell>
          <table:table-cell office:value-type="float" office:value="41" calcext:value-type="float">
            <text:p>41</text:p>
          </table:table-cell>
          <table:table-cell office:value-type="float" office:value="23.163" calcext:value-type="float">
            <text:p>23,163</text:p>
          </table:table-cell>
          <table:table-cell office:value-type="float" office:value="82" calcext:value-type="float">
            <text:p>82</text:p>
          </table:table-cell>
          <table:table-cell office:value-type="float" office:value="18.155125" calcext:value-type="float">
            <text:p>18,15512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9985" calcext:value-type="float">
            <text:p>24,19985</text:p>
          </table:table-cell>
          <table:table-cell office:value-type="float" office:value="41" calcext:value-type="float">
            <text:p>41</text:p>
          </table:table-cell>
          <table:table-cell office:value-type="float" office:value="23.139219" calcext:value-type="float">
            <text:p>23,139219</text:p>
          </table:table-cell>
          <table:table-cell office:value-type="float" office:value="82" calcext:value-type="float">
            <text:p>82</text:p>
          </table:table-cell>
          <table:table-cell office:value-type="float" office:value="17.965781" calcext:value-type="float">
            <text:p>17,96578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77969" calcext:value-type="float">
            <text:p>24,177969</text:p>
          </table:table-cell>
          <table:table-cell office:value-type="float" office:value="41" calcext:value-type="float">
            <text:p>41</text:p>
          </table:table-cell>
          <table:table-cell office:value-type="float" office:value="23.11955" calcext:value-type="float">
            <text:p>23,11955</text:p>
          </table:table-cell>
          <table:table-cell office:value-type="float" office:value="82" calcext:value-type="float">
            <text:p>82</text:p>
          </table:table-cell>
          <table:table-cell office:value-type="float" office:value="18.072212" calcext:value-type="float">
            <text:p>18,0722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305656" calcext:value-type="float">
            <text:p>24,305656</text:p>
          </table:table-cell>
          <table:table-cell office:value-type="float" office:value="41" calcext:value-type="float">
            <text:p>41</text:p>
          </table:table-cell>
          <table:table-cell office:value-type="float" office:value="23.189206" calcext:value-type="float">
            <text:p>23,189206</text:p>
          </table:table-cell>
          <table:table-cell office:value-type="float" office:value="81" calcext:value-type="float">
            <text:p>81</text:p>
          </table:table-cell>
          <table:table-cell office:value-type="float" office:value="18.162306" calcext:value-type="float">
            <text:p>18,16230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242681" calcext:value-type="float">
            <text:p>24,242681</text:p>
          </table:table-cell>
          <table:table-cell office:value-type="float" office:value="41" calcext:value-type="float">
            <text:p>41</text:p>
          </table:table-cell>
          <table:table-cell office:value-type="float" office:value="23.162412" calcext:value-type="float">
            <text:p>23,162412</text:p>
          </table:table-cell>
          <table:table-cell office:value-type="float" office:value="81" calcext:value-type="float">
            <text:p>81</text:p>
          </table:table-cell>
          <table:table-cell office:value-type="float" office:value="18.184406" calcext:value-type="float">
            <text:p>18,18440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23094" calcext:value-type="float">
            <text:p>24,123094</text:p>
          </table:table-cell>
          <table:table-cell office:value-type="float" office:value="41" calcext:value-type="float">
            <text:p>41</text:p>
          </table:table-cell>
          <table:table-cell office:value-type="float" office:value="23.12175" calcext:value-type="float">
            <text:p>23,12175</text:p>
          </table:table-cell>
          <table:table-cell office:value-type="float" office:value="82" calcext:value-type="float">
            <text:p>82</text:p>
          </table:table-cell>
          <table:table-cell office:value-type="float" office:value="18.088456" calcext:value-type="float">
            <text:p>18,0884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259306" calcext:value-type="float">
            <text:p>24,259306</text:p>
          </table:table-cell>
          <table:table-cell office:value-type="float" office:value="41" calcext:value-type="float">
            <text:p>41</text:p>
          </table:table-cell>
          <table:table-cell office:value-type="float" office:value="23.229119" calcext:value-type="float">
            <text:p>23,229119</text:p>
          </table:table-cell>
          <table:table-cell office:value-type="float" office:value="81" calcext:value-type="float">
            <text:p>81</text:p>
          </table:table-cell>
          <table:table-cell office:value-type="float" office:value="18.214119" calcext:value-type="float">
            <text:p>18,21411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221837" calcext:value-type="float">
            <text:p>24,221837</text:p>
          </table:table-cell>
          <table:table-cell office:value-type="float" office:value="41" calcext:value-type="float">
            <text:p>41</text:p>
          </table:table-cell>
          <table:table-cell office:value-type="float" office:value="23.162675" calcext:value-type="float">
            <text:p>23,162675</text:p>
          </table:table-cell>
          <table:table-cell office:value-type="float" office:value="81" calcext:value-type="float">
            <text:p>81</text:p>
          </table:table-cell>
          <table:table-cell office:value-type="float" office:value="18.256944" calcext:value-type="float">
            <text:p>18,25694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241119" calcext:value-type="float">
            <text:p>24,241119</text:p>
          </table:table-cell>
          <table:table-cell office:value-type="float" office:value="41" calcext:value-type="float">
            <text:p>41</text:p>
          </table:table-cell>
          <table:table-cell office:value-type="float" office:value="23.16815" calcext:value-type="float">
            <text:p>23,16815</text:p>
          </table:table-cell>
          <table:table-cell office:value-type="float" office:value="82" calcext:value-type="float">
            <text:p>82</text:p>
          </table:table-cell>
          <table:table-cell office:value-type="float" office:value="18.173256" calcext:value-type="float">
            <text:p>18,17325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97412" calcext:value-type="float">
            <text:p>24,197412</text:p>
          </table:table-cell>
          <table:table-cell office:value-type="float" office:value="41" calcext:value-type="float">
            <text:p>41</text:p>
          </table:table-cell>
          <table:table-cell office:value-type="float" office:value="23.127644" calcext:value-type="float">
            <text:p>23,127644</text:p>
          </table:table-cell>
          <table:table-cell office:value-type="float" office:value="82" calcext:value-type="float">
            <text:p>82</text:p>
          </table:table-cell>
          <table:table-cell office:value-type="float" office:value="18.085037" calcext:value-type="float">
            <text:p>18,085037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92544" calcext:value-type="float">
            <text:p>24,192544</text:p>
          </table:table-cell>
          <table:table-cell office:value-type="float" office:value="39" calcext:value-type="float">
            <text:p>39</text:p>
          </table:table-cell>
          <table:table-cell office:value-type="float" office:value="23.157062" calcext:value-type="float">
            <text:p>23,157062</text:p>
          </table:table-cell>
          <table:table-cell office:value-type="float" office:value="81" calcext:value-type="float">
            <text:p>81</text:p>
          </table:table-cell>
          <table:table-cell office:value-type="float" office:value="18.037244" calcext:value-type="float">
            <text:p>18,03724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99288" calcext:value-type="float">
            <text:p>24,199288</text:p>
          </table:table-cell>
          <table:table-cell office:value-type="float" office:value="41" calcext:value-type="float">
            <text:p>41</text:p>
          </table:table-cell>
          <table:table-cell office:value-type="float" office:value="23.135006" calcext:value-type="float">
            <text:p>23,135006</text:p>
          </table:table-cell>
          <table:table-cell office:value-type="float" office:value="82" calcext:value-type="float">
            <text:p>82</text:p>
          </table:table-cell>
          <table:table-cell office:value-type="float" office:value="18.03795" calcext:value-type="float">
            <text:p>18,0379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67137" calcext:value-type="float">
            <text:p>24,167137</text:p>
          </table:table-cell>
          <table:table-cell office:value-type="float" office:value="41" calcext:value-type="float">
            <text:p>41</text:p>
          </table:table-cell>
          <table:table-cell office:value-type="float" office:value="23.1133" calcext:value-type="float">
            <text:p>23,1133</text:p>
          </table:table-cell>
          <table:table-cell office:value-type="float" office:value="82" calcext:value-type="float">
            <text:p>82</text:p>
          </table:table-cell>
          <table:table-cell office:value-type="float" office:value="18.044944" calcext:value-type="float">
            <text:p>18,04494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64381" calcext:value-type="float">
            <text:p>24,164381</text:p>
          </table:table-cell>
          <table:table-cell office:value-type="float" office:value="41" calcext:value-type="float">
            <text:p>41</text:p>
          </table:table-cell>
          <table:table-cell office:value-type="float" office:value="23.125019" calcext:value-type="float">
            <text:p>23,125019</text:p>
          </table:table-cell>
          <table:table-cell office:value-type="float" office:value="82" calcext:value-type="float">
            <text:p>82</text:p>
          </table:table-cell>
          <table:table-cell office:value-type="float" office:value="17.782581" calcext:value-type="float">
            <text:p>17,78258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78694" calcext:value-type="float">
            <text:p>24,178694</text:p>
          </table:table-cell>
          <table:table-cell office:value-type="float" office:value="41" calcext:value-type="float">
            <text:p>41</text:p>
          </table:table-cell>
          <table:table-cell office:value-type="float" office:value="23.108062" calcext:value-type="float">
            <text:p>23,108062</text:p>
          </table:table-cell>
          <table:table-cell office:value-type="float" office:value="82" calcext:value-type="float">
            <text:p>82</text:p>
          </table:table-cell>
          <table:table-cell office:value-type="float" office:value="18.184281" calcext:value-type="float">
            <text:p>18,184281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57644" calcext:value-type="float">
            <text:p>24,157644</text:p>
          </table:table-cell>
          <table:table-cell office:value-type="float" office:value="41" calcext:value-type="float">
            <text:p>41</text:p>
          </table:table-cell>
          <table:table-cell office:value-type="float" office:value="23.151263" calcext:value-type="float">
            <text:p>23,151263</text:p>
          </table:table-cell>
          <table:table-cell office:value-type="float" office:value="82" calcext:value-type="float">
            <text:p>82</text:p>
          </table:table-cell>
          <table:table-cell office:value-type="float" office:value="17.969519" calcext:value-type="float">
            <text:p>17,9695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48375" calcext:value-type="float">
            <text:p>24,148375</text:p>
          </table:table-cell>
          <table:table-cell office:value-type="float" office:value="41" calcext:value-type="float">
            <text:p>41</text:p>
          </table:table-cell>
          <table:table-cell office:value-type="float" office:value="23.088269" calcext:value-type="float">
            <text:p>23,088269</text:p>
          </table:table-cell>
          <table:table-cell office:value-type="float" office:value="82" calcext:value-type="float">
            <text:p>82</text:p>
          </table:table-cell>
          <table:table-cell office:value-type="float" office:value="18.068069" calcext:value-type="float">
            <text:p>18,06806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73531" calcext:value-type="float">
            <text:p>24,173531</text:p>
          </table:table-cell>
          <table:table-cell office:value-type="float" office:value="41" calcext:value-type="float">
            <text:p>41</text:p>
          </table:table-cell>
          <table:table-cell office:value-type="float" office:value="23.114856" calcext:value-type="float">
            <text:p>23,114856</text:p>
          </table:table-cell>
          <table:table-cell office:value-type="float" office:value="82" calcext:value-type="float">
            <text:p>82</text:p>
          </table:table-cell>
          <table:table-cell office:value-type="float" office:value="18.077556" calcext:value-type="float">
            <text:p>18,07755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203806" calcext:value-type="float">
            <text:p>24,203806</text:p>
          </table:table-cell>
          <table:table-cell office:value-type="float" office:value="41" calcext:value-type="float">
            <text:p>41</text:p>
          </table:table-cell>
          <table:table-cell office:value-type="float" office:value="23.13745" calcext:value-type="float">
            <text:p>23,13745</text:p>
          </table:table-cell>
          <table:table-cell office:value-type="float" office:value="81" calcext:value-type="float">
            <text:p>81</text:p>
          </table:table-cell>
          <table:table-cell office:value-type="float" office:value="18.210419" calcext:value-type="float">
            <text:p>18,21041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36622" calcext:value-type="float">
            <text:p>24,436622</text:p>
          </table:table-cell>
          <table:table-cell office:value-type="float" office:value="41" calcext:value-type="float">
            <text:p>41</text:p>
          </table:table-cell>
          <table:table-cell office:value-type="float" office:value="23.307628" calcext:value-type="float">
            <text:p>23,307628</text:p>
          </table:table-cell>
          <table:table-cell office:value-type="float" office:value="82" calcext:value-type="float">
            <text:p>82</text:p>
          </table:table-cell>
          <table:table-cell office:value-type="float" office:value="18.259567" calcext:value-type="float">
            <text:p>18,259567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507889" calcext:value-type="float">
            <text:p>24,507889</text:p>
          </table:table-cell>
          <table:table-cell office:value-type="float" office:value="43" calcext:value-type="float">
            <text:p>43</text:p>
          </table:table-cell>
          <table:table-cell office:value-type="float" office:value="23.353439" calcext:value-type="float">
            <text:p>23,353439</text:p>
          </table:table-cell>
          <table:table-cell office:value-type="float" office:value="88" calcext:value-type="float">
            <text:p>88</text:p>
          </table:table-cell>
          <table:table-cell office:value-type="float" office:value="18.5846" calcext:value-type="float">
            <text:p>18,58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2885" calcext:value-type="float">
            <text:p>24,42885</text:p>
          </table:table-cell>
          <table:table-cell office:value-type="float" office:value="41" calcext:value-type="float">
            <text:p>41</text:p>
          </table:table-cell>
          <table:table-cell office:value-type="float" office:value="23.324389" calcext:value-type="float">
            <text:p>23,324389</text:p>
          </table:table-cell>
          <table:table-cell office:value-type="float" office:value="82" calcext:value-type="float">
            <text:p>82</text:p>
          </table:table-cell>
          <table:table-cell office:value-type="float" office:value="18.223228" calcext:value-type="float">
            <text:p>18,223228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69783" calcext:value-type="float">
            <text:p>24,469783</text:p>
          </table:table-cell>
          <table:table-cell office:value-type="float" office:value="41" calcext:value-type="float">
            <text:p>41</text:p>
          </table:table-cell>
          <table:table-cell office:value-type="float" office:value="23.356956" calcext:value-type="float">
            <text:p>23,356956</text:p>
          </table:table-cell>
          <table:table-cell office:value-type="float" office:value="82" calcext:value-type="float">
            <text:p>82</text:p>
          </table:table-cell>
          <table:table-cell office:value-type="float" office:value="18.25635" calcext:value-type="float">
            <text:p>18,2563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278" calcext:value-type="float">
            <text:p>24,4278</text:p>
          </table:table-cell>
          <table:table-cell office:value-type="float" office:value="41" calcext:value-type="float">
            <text:p>41</text:p>
          </table:table-cell>
          <table:table-cell office:value-type="float" office:value="23.315528" calcext:value-type="float">
            <text:p>23,315528</text:p>
          </table:table-cell>
          <table:table-cell office:value-type="float" office:value="82" calcext:value-type="float">
            <text:p>82</text:p>
          </table:table-cell>
          <table:table-cell office:value-type="float" office:value="18.163072" calcext:value-type="float">
            <text:p>18,163072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62567" calcext:value-type="float">
            <text:p>24,462567</text:p>
          </table:table-cell>
          <table:table-cell office:value-type="float" office:value="41" calcext:value-type="float">
            <text:p>41</text:p>
          </table:table-cell>
          <table:table-cell office:value-type="float" office:value="23.333911" calcext:value-type="float">
            <text:p>23,333911</text:p>
          </table:table-cell>
          <table:table-cell office:value-type="float" office:value="82" calcext:value-type="float">
            <text:p>82</text:p>
          </table:table-cell>
          <table:table-cell office:value-type="float" office:value="18.225339" calcext:value-type="float">
            <text:p>18,22533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61328" calcext:value-type="float">
            <text:p>24,461328</text:p>
          </table:table-cell>
          <table:table-cell office:value-type="float" office:value="41" calcext:value-type="float">
            <text:p>41</text:p>
          </table:table-cell>
          <table:table-cell office:value-type="float" office:value="23.338833" calcext:value-type="float">
            <text:p>23,338833</text:p>
          </table:table-cell>
          <table:table-cell office:value-type="float" office:value="82" calcext:value-type="float">
            <text:p>82</text:p>
          </table:table-cell>
          <table:table-cell office:value-type="float" office:value="18.153311" calcext:value-type="float">
            <text:p>18,153311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57878" calcext:value-type="float">
            <text:p>24,457878</text:p>
          </table:table-cell>
          <table:table-cell office:value-type="float" office:value="41" calcext:value-type="float">
            <text:p>41</text:p>
          </table:table-cell>
          <table:table-cell office:value-type="float" office:value="23.341206" calcext:value-type="float">
            <text:p>23,341206</text:p>
          </table:table-cell>
          <table:table-cell office:value-type="float" office:value="87" calcext:value-type="float">
            <text:p>87</text:p>
          </table:table-cell>
          <table:table-cell office:value-type="float" office:value="18.277956" calcext:value-type="float">
            <text:p>18,27795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10317" calcext:value-type="float">
            <text:p>24,410317</text:p>
          </table:table-cell>
          <table:table-cell office:value-type="float" office:value="41" calcext:value-type="float">
            <text:p>41</text:p>
          </table:table-cell>
          <table:table-cell office:value-type="float" office:value="23.283772" calcext:value-type="float">
            <text:p>23,283772</text:p>
          </table:table-cell>
          <table:table-cell office:value-type="float" office:value="81" calcext:value-type="float">
            <text:p>81</text:p>
          </table:table-cell>
          <table:table-cell office:value-type="float" office:value="18.090694" calcext:value-type="float">
            <text:p>18,09069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83939" calcext:value-type="float">
            <text:p>24,483939</text:p>
          </table:table-cell>
          <table:table-cell office:value-type="float" office:value="41" calcext:value-type="float">
            <text:p>41</text:p>
          </table:table-cell>
          <table:table-cell office:value-type="float" office:value="23.285322" calcext:value-type="float">
            <text:p>23,285322</text:p>
          </table:table-cell>
          <table:table-cell office:value-type="float" office:value="81" calcext:value-type="float">
            <text:p>81</text:p>
          </table:table-cell>
          <table:table-cell office:value-type="float" office:value="18.199572" calcext:value-type="float">
            <text:p>18,199572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509483" calcext:value-type="float">
            <text:p>24,509483</text:p>
          </table:table-cell>
          <table:table-cell office:value-type="float" office:value="41" calcext:value-type="float">
            <text:p>41</text:p>
          </table:table-cell>
          <table:table-cell office:value-type="float" office:value="23.37005" calcext:value-type="float">
            <text:p>23,37005</text:p>
          </table:table-cell>
          <table:table-cell office:value-type="float" office:value="81" calcext:value-type="float">
            <text:p>81</text:p>
          </table:table-cell>
          <table:table-cell office:value-type="float" office:value="18.2697" calcext:value-type="float">
            <text:p>18,2697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579078" calcext:value-type="float">
            <text:p>24,579078</text:p>
          </table:table-cell>
          <table:table-cell office:value-type="float" office:value="41" calcext:value-type="float">
            <text:p>41</text:p>
          </table:table-cell>
          <table:table-cell office:value-type="float" office:value="23.416678" calcext:value-type="float">
            <text:p>23,416678</text:p>
          </table:table-cell>
          <table:table-cell office:value-type="float" office:value="82" calcext:value-type="float">
            <text:p>82</text:p>
          </table:table-cell>
          <table:table-cell office:value-type="float" office:value="18.330094" calcext:value-type="float">
            <text:p>18,33009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60283" calcext:value-type="float">
            <text:p>24,460283</text:p>
          </table:table-cell>
          <table:table-cell office:value-type="float" office:value="41" calcext:value-type="float">
            <text:p>41</text:p>
          </table:table-cell>
          <table:table-cell office:value-type="float" office:value="23.341483" calcext:value-type="float">
            <text:p>23,341483</text:p>
          </table:table-cell>
          <table:table-cell office:value-type="float" office:value="82" calcext:value-type="float">
            <text:p>82</text:p>
          </table:table-cell>
          <table:table-cell office:value-type="float" office:value="18.161606" calcext:value-type="float">
            <text:p>18,16160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393039" calcext:value-type="float">
            <text:p>24,393039</text:p>
          </table:table-cell>
          <table:table-cell office:value-type="float" office:value="41" calcext:value-type="float">
            <text:p>41</text:p>
          </table:table-cell>
          <table:table-cell office:value-type="float" office:value="23.289839" calcext:value-type="float">
            <text:p>23,289839</text:p>
          </table:table-cell>
          <table:table-cell office:value-type="float" office:value="82" calcext:value-type="float">
            <text:p>82</text:p>
          </table:table-cell>
          <table:table-cell office:value-type="float" office:value="17.952894" calcext:value-type="float">
            <text:p>17,95289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16683" calcext:value-type="float">
            <text:p>24,416683</text:p>
          </table:table-cell>
          <table:table-cell office:value-type="float" office:value="41" calcext:value-type="float">
            <text:p>41</text:p>
          </table:table-cell>
          <table:table-cell office:value-type="float" office:value="23.284556" calcext:value-type="float">
            <text:p>23,284556</text:p>
          </table:table-cell>
          <table:table-cell office:value-type="float" office:value="82" calcext:value-type="float">
            <text:p>82</text:p>
          </table:table-cell>
          <table:table-cell office:value-type="float" office:value="18.174589" calcext:value-type="float">
            <text:p>18,17458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33022" calcext:value-type="float">
            <text:p>24,433022</text:p>
          </table:table-cell>
          <table:table-cell office:value-type="float" office:value="41" calcext:value-type="float">
            <text:p>41</text:p>
          </table:table-cell>
          <table:table-cell office:value-type="float" office:value="23.353367" calcext:value-type="float">
            <text:p>23,353367</text:p>
          </table:table-cell>
          <table:table-cell office:value-type="float" office:value="82" calcext:value-type="float">
            <text:p>82</text:p>
          </table:table-cell>
          <table:table-cell office:value-type="float" office:value="18.081917" calcext:value-type="float">
            <text:p>18,081917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32567" calcext:value-type="float">
            <text:p>24,432567</text:p>
          </table:table-cell>
          <table:table-cell office:value-type="float" office:value="41" calcext:value-type="float">
            <text:p>41</text:p>
          </table:table-cell>
          <table:table-cell office:value-type="float" office:value="23.299639" calcext:value-type="float">
            <text:p>23,299639</text:p>
          </table:table-cell>
          <table:table-cell office:value-type="float" office:value="82" calcext:value-type="float">
            <text:p>82</text:p>
          </table:table-cell>
          <table:table-cell office:value-type="float" office:value="18.182183" calcext:value-type="float">
            <text:p>18,182183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10078" calcext:value-type="float">
            <text:p>24,410078</text:p>
          </table:table-cell>
          <table:table-cell office:value-type="float" office:value="41" calcext:value-type="float">
            <text:p>41</text:p>
          </table:table-cell>
          <table:table-cell office:value-type="float" office:value="23.31545" calcext:value-type="float">
            <text:p>23,31545</text:p>
          </table:table-cell>
          <table:table-cell office:value-type="float" office:value="81" calcext:value-type="float">
            <text:p>81</text:p>
          </table:table-cell>
          <table:table-cell office:value-type="float" office:value="18.15375" calcext:value-type="float">
            <text:p>18,1537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98494" calcext:value-type="float">
            <text:p>24,498494</text:p>
          </table:table-cell>
          <table:table-cell office:value-type="float" office:value="41" calcext:value-type="float">
            <text:p>41</text:p>
          </table:table-cell>
          <table:table-cell office:value-type="float" office:value="23.35325" calcext:value-type="float">
            <text:p>23,35325</text:p>
          </table:table-cell>
          <table:table-cell office:value-type="float" office:value="82" calcext:value-type="float">
            <text:p>82</text:p>
          </table:table-cell>
          <table:table-cell office:value-type="float" office:value="18.251922" calcext:value-type="float">
            <text:p>18,251922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96378" calcext:value-type="float">
            <text:p>24,496378</text:p>
          </table:table-cell>
          <table:table-cell office:value-type="float" office:value="41" calcext:value-type="float">
            <text:p>41</text:p>
          </table:table-cell>
          <table:table-cell office:value-type="float" office:value="23.324178" calcext:value-type="float">
            <text:p>23,324178</text:p>
          </table:table-cell>
          <table:table-cell office:value-type="float" office:value="82" calcext:value-type="float">
            <text:p>82</text:p>
          </table:table-cell>
          <table:table-cell office:value-type="float" office:value="18.264217" calcext:value-type="float">
            <text:p>18,264217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68555" calcext:value-type="float">
            <text:p>24,668555</text:p>
          </table:table-cell>
          <table:table-cell office:value-type="float" office:value="41" calcext:value-type="float">
            <text:p>41</text:p>
          </table:table-cell>
          <table:table-cell office:value-type="float" office:value="23.4926" calcext:value-type="float">
            <text:p>23,4926</text:p>
          </table:table-cell>
          <table:table-cell office:value-type="float" office:value="82" calcext:value-type="float">
            <text:p>82</text:p>
          </table:table-cell>
          <table:table-cell office:value-type="float" office:value="18.241715" calcext:value-type="float">
            <text:p>18,24171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3962" calcext:value-type="float">
            <text:p>24,63962</text:p>
          </table:table-cell>
          <table:table-cell office:value-type="float" office:value="41" calcext:value-type="float">
            <text:p>41</text:p>
          </table:table-cell>
          <table:table-cell office:value-type="float" office:value="23.488245" calcext:value-type="float">
            <text:p>23,488245</text:p>
          </table:table-cell>
          <table:table-cell office:value-type="float" office:value="82" calcext:value-type="float">
            <text:p>82</text:p>
          </table:table-cell>
          <table:table-cell office:value-type="float" office:value="18.254135" calcext:value-type="float">
            <text:p>18,25413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3955" calcext:value-type="float">
            <text:p>24,63955</text:p>
          </table:table-cell>
          <table:table-cell office:value-type="float" office:value="41" calcext:value-type="float">
            <text:p>41</text:p>
          </table:table-cell>
          <table:table-cell office:value-type="float" office:value="23.457415" calcext:value-type="float">
            <text:p>23,457415</text:p>
          </table:table-cell>
          <table:table-cell office:value-type="float" office:value="82" calcext:value-type="float">
            <text:p>82</text:p>
          </table:table-cell>
          <table:table-cell office:value-type="float" office:value="18.19426" calcext:value-type="float">
            <text:p>18,19426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8974" calcext:value-type="float">
            <text:p>24,68974</text:p>
          </table:table-cell>
          <table:table-cell office:value-type="float" office:value="41" calcext:value-type="float">
            <text:p>41</text:p>
          </table:table-cell>
          <table:table-cell office:value-type="float" office:value="23.468495" calcext:value-type="float">
            <text:p>23,468495</text:p>
          </table:table-cell>
          <table:table-cell office:value-type="float" office:value="82" calcext:value-type="float">
            <text:p>82</text:p>
          </table:table-cell>
          <table:table-cell office:value-type="float" office:value="18.27394" calcext:value-type="float">
            <text:p>18,2739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78358" calcext:value-type="float">
            <text:p>24,78358</text:p>
          </table:table-cell>
          <table:table-cell office:value-type="float" office:value="41" calcext:value-type="float">
            <text:p>41</text:p>
          </table:table-cell>
          <table:table-cell office:value-type="float" office:value="23.50183" calcext:value-type="float">
            <text:p>23,50183</text:p>
          </table:table-cell>
          <table:table-cell office:value-type="float" office:value="87" calcext:value-type="float">
            <text:p>87</text:p>
          </table:table-cell>
          <table:table-cell office:value-type="float" office:value="18.44973" calcext:value-type="float">
            <text:p>18,4497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6247" calcext:value-type="float">
            <text:p>24,66247</text:p>
          </table:table-cell>
          <table:table-cell office:value-type="float" office:value="41" calcext:value-type="float">
            <text:p>41</text:p>
          </table:table-cell>
          <table:table-cell office:value-type="float" office:value="23.45421" calcext:value-type="float">
            <text:p>23,45421</text:p>
          </table:table-cell>
          <table:table-cell office:value-type="float" office:value="82" calcext:value-type="float">
            <text:p>82</text:p>
          </table:table-cell>
          <table:table-cell office:value-type="float" office:value="18.23623" calcext:value-type="float">
            <text:p>18,23623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12955" calcext:value-type="float">
            <text:p>24,612955</text:p>
          </table:table-cell>
          <table:table-cell office:value-type="float" office:value="41" calcext:value-type="float">
            <text:p>41</text:p>
          </table:table-cell>
          <table:table-cell office:value-type="float" office:value="23.47647" calcext:value-type="float">
            <text:p>23,47647</text:p>
          </table:table-cell>
          <table:table-cell office:value-type="float" office:value="82" calcext:value-type="float">
            <text:p>82</text:p>
          </table:table-cell>
          <table:table-cell office:value-type="float" office:value="18.189145" calcext:value-type="float">
            <text:p>18,18914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69015" calcext:value-type="float">
            <text:p>24,669015</text:p>
          </table:table-cell>
          <table:table-cell office:value-type="float" office:value="41" calcext:value-type="float">
            <text:p>41</text:p>
          </table:table-cell>
          <table:table-cell office:value-type="float" office:value="23.52512" calcext:value-type="float">
            <text:p>23,52512</text:p>
          </table:table-cell>
          <table:table-cell office:value-type="float" office:value="82" calcext:value-type="float">
            <text:p>82</text:p>
          </table:table-cell>
          <table:table-cell office:value-type="float" office:value="18.267775" calcext:value-type="float">
            <text:p>18,26777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2493" calcext:value-type="float">
            <text:p>24,62493</text:p>
          </table:table-cell>
          <table:table-cell office:value-type="float" office:value="41" calcext:value-type="float">
            <text:p>41</text:p>
          </table:table-cell>
          <table:table-cell office:value-type="float" office:value="23.43108" calcext:value-type="float">
            <text:p>23,43108</text:p>
          </table:table-cell>
          <table:table-cell office:value-type="float" office:value="82" calcext:value-type="float">
            <text:p>82</text:p>
          </table:table-cell>
          <table:table-cell office:value-type="float" office:value="18.196265" calcext:value-type="float">
            <text:p>18,19626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61165" calcext:value-type="float">
            <text:p>24,661165</text:p>
          </table:table-cell>
          <table:table-cell office:value-type="float" office:value="41" calcext:value-type="float">
            <text:p>41</text:p>
          </table:table-cell>
          <table:table-cell office:value-type="float" office:value="23.4581" calcext:value-type="float">
            <text:p>23,4581</text:p>
          </table:table-cell>
          <table:table-cell office:value-type="float" office:value="82" calcext:value-type="float">
            <text:p>82</text:p>
          </table:table-cell>
          <table:table-cell office:value-type="float" office:value="18.244075" calcext:value-type="float">
            <text:p>18,24407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706225" calcext:value-type="float">
            <text:p>24,706225</text:p>
          </table:table-cell>
          <table:table-cell office:value-type="float" office:value="41" calcext:value-type="float">
            <text:p>41</text:p>
          </table:table-cell>
          <table:table-cell office:value-type="float" office:value="23.462505" calcext:value-type="float">
            <text:p>23,462505</text:p>
          </table:table-cell>
          <table:table-cell office:value-type="float" office:value="82" calcext:value-type="float">
            <text:p>82</text:p>
          </table:table-cell>
          <table:table-cell office:value-type="float" office:value="18.323115" calcext:value-type="float">
            <text:p>18,32311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71506" calcext:value-type="float">
            <text:p>24,71506</text:p>
          </table:table-cell>
          <table:table-cell office:value-type="float" office:value="43" calcext:value-type="float">
            <text:p>43</text:p>
          </table:table-cell>
          <table:table-cell office:value-type="float" office:value="23.50882" calcext:value-type="float">
            <text:p>23,50882</text:p>
          </table:table-cell>
          <table:table-cell office:value-type="float" office:value="87" calcext:value-type="float">
            <text:p>87</text:p>
          </table:table-cell>
          <table:table-cell office:value-type="float" office:value="18.797505" calcext:value-type="float">
            <text:p>18,79750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75184" calcext:value-type="float">
            <text:p>24,75184</text:p>
          </table:table-cell>
          <table:table-cell office:value-type="float" office:value="41" calcext:value-type="float">
            <text:p>41</text:p>
          </table:table-cell>
          <table:table-cell office:value-type="float" office:value="23.54987" calcext:value-type="float">
            <text:p>23,54987</text:p>
          </table:table-cell>
          <table:table-cell office:value-type="float" office:value="82" calcext:value-type="float">
            <text:p>82</text:p>
          </table:table-cell>
          <table:table-cell office:value-type="float" office:value="18.29918" calcext:value-type="float">
            <text:p>18,29918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5758" calcext:value-type="float">
            <text:p>24,65758</text:p>
          </table:table-cell>
          <table:table-cell office:value-type="float" office:value="41" calcext:value-type="float">
            <text:p>41</text:p>
          </table:table-cell>
          <table:table-cell office:value-type="float" office:value="23.44013" calcext:value-type="float">
            <text:p>23,44013</text:p>
          </table:table-cell>
          <table:table-cell office:value-type="float" office:value="81" calcext:value-type="float">
            <text:p>81</text:p>
          </table:table-cell>
          <table:table-cell office:value-type="float" office:value="18.276395" calcext:value-type="float">
            <text:p>18,27639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13015" calcext:value-type="float">
            <text:p>24,613015</text:p>
          </table:table-cell>
          <table:table-cell office:value-type="float" office:value="41" calcext:value-type="float">
            <text:p>41</text:p>
          </table:table-cell>
          <table:table-cell office:value-type="float" office:value="23.458145" calcext:value-type="float">
            <text:p>23,458145</text:p>
          </table:table-cell>
          <table:table-cell office:value-type="float" office:value="82" calcext:value-type="float">
            <text:p>82</text:p>
          </table:table-cell>
          <table:table-cell office:value-type="float" office:value="18.13102" calcext:value-type="float">
            <text:p>18,13102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6475" calcext:value-type="float">
            <text:p>24,66475</text:p>
          </table:table-cell>
          <table:table-cell office:value-type="float" office:value="41" calcext:value-type="float">
            <text:p>41</text:p>
          </table:table-cell>
          <table:table-cell office:value-type="float" office:value="23.521675" calcext:value-type="float">
            <text:p>23,521675</text:p>
          </table:table-cell>
          <table:table-cell office:value-type="float" office:value="81" calcext:value-type="float">
            <text:p>81</text:p>
          </table:table-cell>
          <table:table-cell office:value-type="float" office:value="18.188035" calcext:value-type="float">
            <text:p>18,18803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8192" calcext:value-type="float">
            <text:p>24,68192</text:p>
          </table:table-cell>
          <table:table-cell office:value-type="float" office:value="41" calcext:value-type="float">
            <text:p>41</text:p>
          </table:table-cell>
          <table:table-cell office:value-type="float" office:value="23.499445" calcext:value-type="float">
            <text:p>23,499445</text:p>
          </table:table-cell>
          <table:table-cell office:value-type="float" office:value="82" calcext:value-type="float">
            <text:p>82</text:p>
          </table:table-cell>
          <table:table-cell office:value-type="float" office:value="18.313485" calcext:value-type="float">
            <text:p>18,31348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4642" calcext:value-type="float">
            <text:p>24,64642</text:p>
          </table:table-cell>
          <table:table-cell office:value-type="float" office:value="41" calcext:value-type="float">
            <text:p>41</text:p>
          </table:table-cell>
          <table:table-cell office:value-type="float" office:value="23.447475" calcext:value-type="float">
            <text:p>23,447475</text:p>
          </table:table-cell>
          <table:table-cell office:value-type="float" office:value="82" calcext:value-type="float">
            <text:p>82</text:p>
          </table:table-cell>
          <table:table-cell office:value-type="float" office:value="18.233915" calcext:value-type="float">
            <text:p>18,23391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50935" calcext:value-type="float">
            <text:p>24,650935</text:p>
          </table:table-cell>
          <table:table-cell office:value-type="float" office:value="41" calcext:value-type="float">
            <text:p>41</text:p>
          </table:table-cell>
          <table:table-cell office:value-type="float" office:value="23.507535" calcext:value-type="float">
            <text:p>23,507535</text:p>
          </table:table-cell>
          <table:table-cell office:value-type="float" office:value="82" calcext:value-type="float">
            <text:p>82</text:p>
          </table:table-cell>
          <table:table-cell office:value-type="float" office:value="18.252055" calcext:value-type="float">
            <text:p>18,25205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6902" calcext:value-type="float">
            <text:p>24,6902</text:p>
          </table:table-cell>
          <table:table-cell office:value-type="float" office:value="41" calcext:value-type="float">
            <text:p>41</text:p>
          </table:table-cell>
          <table:table-cell office:value-type="float" office:value="23.509615" calcext:value-type="float">
            <text:p>23,509615</text:p>
          </table:table-cell>
          <table:table-cell office:value-type="float" office:value="82" calcext:value-type="float">
            <text:p>82</text:p>
          </table:table-cell>
          <table:table-cell office:value-type="float" office:value="18.26395" calcext:value-type="float">
            <text:p>18,2639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</table:table>
      <table:table table:name="Tabela przestawna_unsorted_RBtree_1" table:style-name="ta1">
        <table:table-column table:style-name="co6" table:default-cell-style-name="ce4"/>
        <table:table-column table:style-name="co7" table:default-cell-style-name="ce9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21"/>
        <table:table-row table:style-name="ro1">
          <table:table-cell table:style-name="ce1"/>
          <table:table-cell table:style-name="ce6" office:value-type="string" calcext:value-type="string">
            <text:p>Dane</text:p>
          </table:table-cell>
          <table:table-cell table:style-name="ce12" table:number-columns-repeated="5"/>
          <table:table-cell table:style-name="ce18"/>
        </table:table-row>
        <table:table-row table:style-name="ro1">
          <table:table-cell table:style-name="ce2" office:value-type="string" calcext:value-type="string">
            <text:p>size_n</text:p>
          </table:table-cell>
          <table:table-cell table:style-name="ce7" office:value-type="string" calcext:value-type="string">
            <text:p>comp_avg – unsorted_RBtree</text:p>
          </table:table-cell>
          <table:table-cell table:style-name="ce13" office:value-type="string" calcext:value-type="string">
            <text:p>comp_maks – unsorted_Rbtree</text:p>
          </table:table-cell>
          <table:table-cell table:style-name="ce13" office:value-type="string" calcext:value-type="string">
            <text:p>reads_avg – unsorted_Rbtree</text:p>
          </table:table-cell>
          <table:table-cell table:style-name="ce13" office:value-type="string" calcext:value-type="string">
            <text:p>reads_maks – unsorted_Rbtree</text:p>
          </table:table-cell>
          <table:table-cell table:style-name="ce13" office:value-type="string" calcext:value-type="string">
            <text:p>h_avg – unsorted_Rbtree</text:p>
          </table:table-cell>
          <table:table-cell table:style-name="ce13" office:value-type="string" calcext:value-type="string">
            <text:p>h_final – unsorted_Rbtree</text:p>
          </table:table-cell>
          <table:table-cell table:style-name="ce19" office:value-type="string" calcext:value-type="string">
            <text:p>h_maks – unsorted_Rbtree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8" office:value-type="float" office:value="19.640205" calcext:value-type="float">
            <text:p>19,640205</text:p>
          </table:table-cell>
          <table:table-cell table:style-name="ce14" office:value-type="float" office:value="33.1" calcext:value-type="float">
            <text:p>33,1</text:p>
          </table:table-cell>
          <table:table-cell table:style-name="ce14" office:value-type="float" office:value="19.8911875" calcext:value-type="float">
            <text:p>19,8911875</text:p>
          </table:table-cell>
          <table:table-cell table:style-name="ce14" office:value-type="float" office:value="67.1" calcext:value-type="float">
            <text:p>67,1</text:p>
          </table:table-cell>
          <table:table-cell table:style-name="ce14" office:value-type="float" office:value="14.3265425" calcext:value-type="float">
            <text:p>14,3265425</text:p>
          </table:table-cell>
          <table:table-cell table:style-name="ce14" office:value-type="float" office:value="15.05" calcext:value-type="float">
            <text:p>15,05</text:p>
          </table:table-cell>
          <table:table-cell table:style-name="ce20"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.13452875" calcext:value-type="float">
            <text:p>21,13452875</text:p>
          </table:table-cell>
          <table:table-cell office:value-type="float" office:value="35.9" calcext:value-type="float">
            <text:p>35,9</text:p>
          </table:table-cell>
          <table:table-cell office:value-type="float" office:value="20.97641" calcext:value-type="float">
            <text:p>20,97641</text:p>
          </table:table-cell>
          <table:table-cell office:value-type="float" office:value="72.8" calcext:value-type="float">
            <text:p>72,8</text:p>
          </table:table-cell>
          <table:table-cell office:value-type="float" office:value="15.628575" calcext:value-type="float">
            <text:p>15,628575</text:p>
          </table:table-cell>
          <table:table-cell office:value-type="float" office:value="16.1" calcext:value-type="float">
            <text:p>16,1</text:p>
          </table:table-cell>
          <table:table-cell office:value-type="float" office:value="16.65" calcext:value-type="float">
            <text:p>16,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2.04259665" calcext:value-type="float">
            <text:p>22,04259665</text:p>
          </table:table-cell>
          <table:table-cell office:value-type="float" office:value="37.1" calcext:value-type="float">
            <text:p>37,1</text:p>
          </table:table-cell>
          <table:table-cell office:value-type="float" office:value="21.6094333" calcext:value-type="float">
            <text:p>21,6094333</text:p>
          </table:table-cell>
          <table:table-cell office:value-type="float" office:value="74.3" calcext:value-type="float">
            <text:p>74,3</text:p>
          </table:table-cell>
          <table:table-cell office:value-type="float" office:value="16.2687332" calcext:value-type="float">
            <text:p>16,2687332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66207055" calcext:value-type="float">
            <text:p>22,66207055</text:p>
          </table:table-cell>
          <table:table-cell office:value-type="float" office:value="38.5" calcext:value-type="float">
            <text:p>38,5</text:p>
          </table:table-cell>
          <table:table-cell office:value-type="float" office:value="22.0498651" calcext:value-type="float">
            <text:p>22,0498651</text:p>
          </table:table-cell>
          <table:table-cell office:value-type="float" office:value="79.15" calcext:value-type="float">
            <text:p>79,15</text:p>
          </table:table-cell>
          <table:table-cell office:value-type="float" office:value="16.84929495" calcext:value-type="float">
            <text:p>16,84929495</text:p>
          </table:table-cell>
          <table:table-cell office:value-type="float" office:value="17.45" calcext:value-type="float">
            <text:p>17,45</text:p>
          </table:table-cell>
          <table:table-cell office:value-type="float" office:value="17.95" calcext:value-type="float">
            <text:p>17,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1755815" calcext:value-type="float">
            <text:p>23,1755815</text:p>
          </table:table-cell>
          <table:table-cell office:value-type="float" office:value="38.9" calcext:value-type="float">
            <text:p>38,9</text:p>
          </table:table-cell>
          <table:table-cell office:value-type="float" office:value="22.4167065" calcext:value-type="float">
            <text:p>22,4167065</text:p>
          </table:table-cell>
          <table:table-cell office:value-type="float" office:value="79.55" calcext:value-type="float">
            <text:p>79,55</text:p>
          </table:table-cell>
          <table:table-cell office:value-type="float" office:value="17.1877915" calcext:value-type="float">
            <text:p>17,1877915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56751935" calcext:value-type="float">
            <text:p>23,56751935</text:p>
          </table:table-cell>
          <table:table-cell office:value-type="float" office:value="39.5" calcext:value-type="float">
            <text:p>39,5</text:p>
          </table:table-cell>
          <table:table-cell office:value-type="float" office:value="22.69947955" calcext:value-type="float">
            <text:p>22,69947955</text:p>
          </table:table-cell>
          <table:table-cell office:value-type="float" office:value="80.45" calcext:value-type="float">
            <text:p>80,45</text:p>
          </table:table-cell>
          <table:table-cell office:value-type="float" office:value="17.4784571" calcext:value-type="float">
            <text:p>17,4784571</text:p>
          </table:table-cell>
          <table:table-cell office:value-type="float" office:value="18.05" calcext:value-type="float">
            <text:p>18,0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.9150024" calcext:value-type="float">
            <text:p>23,9150024</text:p>
          </table:table-cell>
          <table:table-cell office:value-type="float" office:value="40.3" calcext:value-type="float">
            <text:p>40,3</text:p>
          </table:table-cell>
          <table:table-cell office:value-type="float" office:value="22.9478294" calcext:value-type="float">
            <text:p>22,9478294</text:p>
          </table:table-cell>
          <table:table-cell office:value-type="float" office:value="81.15" calcext:value-type="float">
            <text:p>81,15</text:p>
          </table:table-cell>
          <table:table-cell office:value-type="float" office:value="17.81673285" calcext:value-type="float">
            <text:p>17,81673285</text:p>
          </table:table-cell>
          <table:table-cell office:value-type="float" office:value="18.5" calcext:value-type="float">
            <text:p>18,5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4.19643715" calcext:value-type="float">
            <text:p>24,19643715</text:p>
          </table:table-cell>
          <table:table-cell office:value-type="float" office:value="40.9" calcext:value-type="float">
            <text:p>40,9</text:p>
          </table:table-cell>
          <table:table-cell office:value-type="float" office:value="23.1424556" calcext:value-type="float">
            <text:p>23,1424556</text:p>
          </table:table-cell>
          <table:table-cell office:value-type="float" office:value="81.7" calcext:value-type="float">
            <text:p>81,7</text:p>
          </table:table-cell>
          <table:table-cell office:value-type="float" office:value="18.0924321" calcext:value-type="float">
            <text:p>18,0924321</text:p>
          </table:table-cell>
          <table:table-cell office:value-type="float" office:value="18.7" calcext:value-type="float">
            <text:p>18,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.4588039" calcext:value-type="float">
            <text:p>24,4588039</text:p>
          </table:table-cell>
          <table:table-cell office:value-type="float" office:value="41.1" calcext:value-type="float">
            <text:p>41,1</text:p>
          </table:table-cell>
          <table:table-cell office:value-type="float" office:value="23.3294737" calcext:value-type="float">
            <text:p>23,3294737</text:p>
          </table:table-cell>
          <table:table-cell office:value-type="float" office:value="82.35" calcext:value-type="float">
            <text:p>82,35</text:p>
          </table:table-cell>
          <table:table-cell office:value-type="float" office:value="18.21282805" calcext:value-type="float">
            <text:p>18,21282805</text:p>
          </table:table-cell>
          <table:table-cell office:value-type="float" office:value="18.95" calcext:value-type="float">
            <text:p>18,95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24.67147625" calcext:value-type="float">
            <text:p>24,67147625</text:p>
          </table:table-cell>
          <table:table-cell table:style-name="ce16" office:value-type="float" office:value="41.1" calcext:value-type="float">
            <text:p>41,1</text:p>
          </table:table-cell>
          <table:table-cell table:style-name="ce16" office:value-type="float" office:value="23.482939" calcext:value-type="float">
            <text:p>23,482939</text:p>
          </table:table-cell>
          <table:table-cell table:style-name="ce16" office:value-type="float" office:value="82.4" calcext:value-type="float">
            <text:p>82,4</text:p>
          </table:table-cell>
          <table:table-cell table:style-name="ce16" office:value-type="float" office:value="18.28129625" calcext:value-type="float">
            <text:p>18,28129625</text:p>
          </table:table-cell>
          <table:table-cell table:style-name="ce16" office:value-type="float" office:value="19" calcext:value-type="float">
            <text:p>19</text:p>
          </table:table-cell>
          <table:table-cell table:style-name="ce22" office:value-type="float" office:value="19.1" calcext:value-type="float">
            <text:p>19,1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1" office:value-type="float" office:value="22.94642215" calcext:value-type="float">
            <text:p>22,94642215</text:p>
          </table:table-cell>
          <table:table-cell table:style-name="ce17" office:value-type="float" office:value="38.64" calcext:value-type="float">
            <text:p>38,64</text:p>
          </table:table-cell>
          <table:table-cell table:style-name="ce17" office:value-type="float" office:value="22.254577965" calcext:value-type="float">
            <text:p>22,254577965</text:p>
          </table:table-cell>
          <table:table-cell table:style-name="ce17" office:value-type="float" office:value="78.095" calcext:value-type="float">
            <text:p>78,095</text:p>
          </table:table-cell>
          <table:table-cell table:style-name="ce17" office:value-type="float" office:value="17.01426835" calcext:value-type="float">
            <text:p>17,01426835</text:p>
          </table:table-cell>
          <table:table-cell table:style-name="ce17" office:value-type="float" office:value="17.675" calcext:value-type="float">
            <text:p>17,675</text:p>
          </table:table-cell>
          <table:table-cell table:style-name="ce23" office:value-type="float" office:value="17.93" calcext:value-type="float">
            <text:p>17,93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unsorted_RBtree_1'.A1:'Tabela przestawna_unsorted_RBtree_1'.H13" table:buttons="'Tabela przestawna_unsorted_RBtree_1'.A2 'Tabela przestawna_unsorted_RBtree_1'.B1" table:show-filter-button="false" table:drill-down-on-double-click="false">
          <table:source-cell-range table:cell-range-address="unsorted_RBtree.A1:unsorted_RBtree.H2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_n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avg" tableooo:display-name="comp_avg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9,5767" table:display="true" table:show-details="true"/>
                <table:data-pilot-member table:name="19,5863" table:display="true" table:show-details="true"/>
                <table:data-pilot-member table:name="19,5944" table:display="true" table:show-details="true"/>
                <table:data-pilot-member table:name="19,59995" table:display="true" table:show-details="true"/>
                <table:data-pilot-member table:name="19,6008" table:display="true" table:show-details="true"/>
                <table:data-pilot-member table:name="19,61385" table:display="true" table:show-details="true"/>
                <table:data-pilot-member table:name="19,6143" table:display="true" table:show-details="true"/>
                <table:data-pilot-member table:name="19,61755" table:display="true" table:show-details="true"/>
                <table:data-pilot-member table:name="19,62115" table:display="true" table:show-details="true"/>
                <table:data-pilot-member table:name="19,64655" table:display="true" table:show-details="true"/>
                <table:data-pilot-member table:name="19,65235" table:display="true" table:show-details="true"/>
                <table:data-pilot-member table:name="19,65785" table:display="true" table:show-details="true"/>
                <table:data-pilot-member table:name="19,6596" table:display="true" table:show-details="true"/>
                <table:data-pilot-member table:name="19,66065" table:display="true" table:show-details="true"/>
                <table:data-pilot-member table:name="19,67195" table:display="true" table:show-details="true"/>
                <table:data-pilot-member table:name="19,6771" table:display="true" table:show-details="true"/>
                <table:data-pilot-member table:name="19,6794" table:display="true" table:show-details="true"/>
                <table:data-pilot-member table:name="19,6818" table:display="true" table:show-details="true"/>
                <table:data-pilot-member table:name="19,69085" table:display="true" table:show-details="true"/>
                <table:data-pilot-member table:name="19,701" table:display="true" table:show-details="true"/>
                <table:data-pilot-member table:name="21,05495" table:display="true" table:show-details="true"/>
                <table:data-pilot-member table:name="21,084975" table:display="true" table:show-details="true"/>
                <table:data-pilot-member table:name="21,0916" table:display="true" table:show-details="true"/>
                <table:data-pilot-member table:name="21,0924" table:display="true" table:show-details="true"/>
                <table:data-pilot-member table:name="21,0925" table:display="true" table:show-details="true"/>
                <table:data-pilot-member table:name="21,0934" table:display="true" table:show-details="true"/>
                <table:data-pilot-member table:name="21,102175" table:display="true" table:show-details="true"/>
                <table:data-pilot-member table:name="21,11235" table:display="true" table:show-details="true"/>
                <table:data-pilot-member table:name="21,113525" table:display="true" table:show-details="true"/>
                <table:data-pilot-member table:name="21,1196" table:display="true" table:show-details="true"/>
                <table:data-pilot-member table:name="21,12555" table:display="true" table:show-details="true"/>
                <table:data-pilot-member table:name="21,13045" table:display="true" table:show-details="true"/>
                <table:data-pilot-member table:name="21,14255" table:display="true" table:show-details="true"/>
                <table:data-pilot-member table:name="21,14305" table:display="true" table:show-details="true"/>
                <table:data-pilot-member table:name="21,166925" table:display="true" table:show-details="true"/>
                <table:data-pilot-member table:name="21,184425" table:display="true" table:show-details="true"/>
                <table:data-pilot-member table:name="21,204725" table:display="true" table:show-details="true"/>
                <table:data-pilot-member table:name="21,208875" table:display="true" table:show-details="true"/>
                <table:data-pilot-member table:name="21,20955" table:display="true" table:show-details="true"/>
                <table:data-pilot-member table:name="21,217" table:display="true" table:show-details="true"/>
                <table:data-pilot-member table:name="21,96605" table:display="true" table:show-details="true"/>
                <table:data-pilot-member table:name="21,9738" table:display="true" table:show-details="true"/>
                <table:data-pilot-member table:name="21,985667" table:display="true" table:show-details="true"/>
                <table:data-pilot-member table:name="21,9885" table:display="true" table:show-details="true"/>
                <table:data-pilot-member table:name="21,99355" table:display="true" table:show-details="true"/>
                <table:data-pilot-member table:name="22,01605" table:display="true" table:show-details="true"/>
                <table:data-pilot-member table:name="22,017983" table:display="true" table:show-details="true"/>
                <table:data-pilot-member table:name="22,020483" table:display="true" table:show-details="true"/>
                <table:data-pilot-member table:name="22,0218" table:display="true" table:show-details="true"/>
                <table:data-pilot-member table:name="22,026233" table:display="true" table:show-details="true"/>
                <table:data-pilot-member table:name="22,041867" table:display="true" table:show-details="true"/>
                <table:data-pilot-member table:name="22,0498" table:display="true" table:show-details="true"/>
                <table:data-pilot-member table:name="22,050833" table:display="true" table:show-details="true"/>
                <table:data-pilot-member table:name="22,051867" table:display="true" table:show-details="true"/>
                <table:data-pilot-member table:name="22,056533" table:display="true" table:show-details="true"/>
                <table:data-pilot-member table:name="22,08215" table:display="true" table:show-details="true"/>
                <table:data-pilot-member table:name="22,084067" table:display="true" table:show-details="true"/>
                <table:data-pilot-member table:name="22,08995" table:display="true" table:show-details="true"/>
                <table:data-pilot-member table:name="22,153367" table:display="true" table:show-details="true"/>
                <table:data-pilot-member table:name="22,181383" table:display="true" table:show-details="true"/>
                <table:data-pilot-member table:name="22,594775" table:display="true" table:show-details="true"/>
                <table:data-pilot-member table:name="22,6041" table:display="true" table:show-details="true"/>
                <table:data-pilot-member table:name="22,609337" table:display="true" table:show-details="true"/>
                <table:data-pilot-member table:name="22,618462" table:display="true" table:show-details="true"/>
                <table:data-pilot-member table:name="22,624987" table:display="true" table:show-details="true"/>
                <table:data-pilot-member table:name="22,6299" table:display="true" table:show-details="true"/>
                <table:data-pilot-member table:name="22,6364" table:display="true" table:show-details="true"/>
                <table:data-pilot-member table:name="22,637712" table:display="true" table:show-details="true"/>
                <table:data-pilot-member table:name="22,639837" table:display="true" table:show-details="true"/>
                <table:data-pilot-member table:name="22,64835" table:display="true" table:show-details="true"/>
                <table:data-pilot-member table:name="22,655" table:display="true" table:show-details="true"/>
                <table:data-pilot-member table:name="22,659263" table:display="true" table:show-details="true"/>
                <table:data-pilot-member table:name="22,65935" table:display="true" table:show-details="true"/>
                <table:data-pilot-member table:name="22,6616" table:display="true" table:show-details="true"/>
                <table:data-pilot-member table:name="22,668675" table:display="true" table:show-details="true"/>
                <table:data-pilot-member table:name="22,671087" table:display="true" table:show-details="true"/>
                <table:data-pilot-member table:name="22,678538" table:display="true" table:show-details="true"/>
                <table:data-pilot-member table:name="22,69055" table:display="true" table:show-details="true"/>
                <table:data-pilot-member table:name="22,82275" table:display="true" table:show-details="true"/>
                <table:data-pilot-member table:name="22,830738" table:display="true" table:show-details="true"/>
                <table:data-pilot-member table:name="23,10781" table:display="true" table:show-details="true"/>
                <table:data-pilot-member table:name="23,11408" table:display="true" table:show-details="true"/>
                <table:data-pilot-member table:name="23,11975" table:display="true" table:show-details="true"/>
                <table:data-pilot-member table:name="23,12062" table:display="true" table:show-details="true"/>
                <table:data-pilot-member table:name="23,13296" table:display="true" table:show-details="true"/>
                <table:data-pilot-member table:name="23,1341" table:display="true" table:show-details="true"/>
                <table:data-pilot-member table:name="23,13793" table:display="true" table:show-details="true"/>
                <table:data-pilot-member table:name="23,14839" table:display="true" table:show-details="true"/>
                <table:data-pilot-member table:name="23,15406" table:display="true" table:show-details="true"/>
                <table:data-pilot-member table:name="23,16237" table:display="true" table:show-details="true"/>
                <table:data-pilot-member table:name="23,18171" table:display="true" table:show-details="true"/>
                <table:data-pilot-member table:name="23,18379" table:display="true" table:show-details="true"/>
                <table:data-pilot-member table:name="23,18527" table:display="true" table:show-details="true"/>
                <table:data-pilot-member table:name="23,19179" table:display="true" table:show-details="true"/>
                <table:data-pilot-member table:name="23,20501" table:display="true" table:show-details="true"/>
                <table:data-pilot-member table:name="23,21305" table:display="true" table:show-details="true"/>
                <table:data-pilot-member table:name="23,23316" table:display="true" table:show-details="true"/>
                <table:data-pilot-member table:name="23,24412" table:display="true" table:show-details="true"/>
                <table:data-pilot-member table:name="23,26498" table:display="true" table:show-details="true"/>
                <table:data-pilot-member table:name="23,27668" table:display="true" table:show-details="true"/>
                <table:data-pilot-member table:name="23,500342" table:display="true" table:show-details="true"/>
                <table:data-pilot-member table:name="23,516867" table:display="true" table:show-details="true"/>
                <table:data-pilot-member table:name="23,527167" table:display="true" table:show-details="true"/>
                <table:data-pilot-member table:name="23,527567" table:display="true" table:show-details="true"/>
                <table:data-pilot-member table:name="23,530442" table:display="true" table:show-details="true"/>
                <table:data-pilot-member table:name="23,533083" table:display="true" table:show-details="true"/>
                <table:data-pilot-member table:name="23,534467" table:display="true" table:show-details="true"/>
                <table:data-pilot-member table:name="23,539817" table:display="true" table:show-details="true"/>
                <table:data-pilot-member table:name="23,549467" table:display="true" table:show-details="true"/>
                <table:data-pilot-member table:name="23,568625" table:display="true" table:show-details="true"/>
                <table:data-pilot-member table:name="23,56975" table:display="true" table:show-details="true"/>
                <table:data-pilot-member table:name="23,569775" table:display="true" table:show-details="true"/>
                <table:data-pilot-member table:name="23,575992" table:display="true" table:show-details="true"/>
                <table:data-pilot-member table:name="23,579033" table:display="true" table:show-details="true"/>
                <table:data-pilot-member table:name="23,601342" table:display="true" table:show-details="true"/>
                <table:data-pilot-member table:name="23,613075" table:display="true" table:show-details="true"/>
                <table:data-pilot-member table:name="23,618992" table:display="true" table:show-details="true"/>
                <table:data-pilot-member table:name="23,628017" table:display="true" table:show-details="true"/>
                <table:data-pilot-member table:name="23,628667" table:display="true" table:show-details="true"/>
                <table:data-pilot-member table:name="23,6379" table:display="true" table:show-details="true"/>
                <table:data-pilot-member table:name="23,841357" table:display="true" table:show-details="true"/>
                <table:data-pilot-member table:name="23,8495" table:display="true" table:show-details="true"/>
                <table:data-pilot-member table:name="23,8565" table:display="true" table:show-details="true"/>
                <table:data-pilot-member table:name="23,857557" table:display="true" table:show-details="true"/>
                <table:data-pilot-member table:name="23,859343" table:display="true" table:show-details="true"/>
                <table:data-pilot-member table:name="23,860421" table:display="true" table:show-details="true"/>
                <table:data-pilot-member table:name="23,872143" table:display="true" table:show-details="true"/>
                <table:data-pilot-member table:name="23,886893" table:display="true" table:show-details="true"/>
                <table:data-pilot-member table:name="23,912371" table:display="true" table:show-details="true"/>
                <table:data-pilot-member table:name="23,913614" table:display="true" table:show-details="true"/>
                <table:data-pilot-member table:name="23,926964" table:display="true" table:show-details="true"/>
                <table:data-pilot-member table:name="23,934807" table:display="true" table:show-details="true"/>
                <table:data-pilot-member table:name="23,938671" table:display="true" table:show-details="true"/>
                <table:data-pilot-member table:name="23,942993" table:display="true" table:show-details="true"/>
                <table:data-pilot-member table:name="23,945357" table:display="true" table:show-details="true"/>
                <table:data-pilot-member table:name="23,949271" table:display="true" table:show-details="true"/>
                <table:data-pilot-member table:name="23,957836" table:display="true" table:show-details="true"/>
                <table:data-pilot-member table:name="23,984186" table:display="true" table:show-details="true"/>
                <table:data-pilot-member table:name="23,989914" table:display="true" table:show-details="true"/>
                <table:data-pilot-member table:name="24,02035" table:display="true" table:show-details="true"/>
                <table:data-pilot-member table:name="24,123094" table:display="true" table:show-details="true"/>
                <table:data-pilot-member table:name="24,148375" table:display="true" table:show-details="true"/>
                <table:data-pilot-member table:name="24,157644" table:display="true" table:show-details="true"/>
                <table:data-pilot-member table:name="24,164381" table:display="true" table:show-details="true"/>
                <table:data-pilot-member table:name="24,167137" table:display="true" table:show-details="true"/>
                <table:data-pilot-member table:name="24,172231" table:display="true" table:show-details="true"/>
                <table:data-pilot-member table:name="24,173531" table:display="true" table:show-details="true"/>
                <table:data-pilot-member table:name="24,177969" table:display="true" table:show-details="true"/>
                <table:data-pilot-member table:name="24,178694" table:display="true" table:show-details="true"/>
                <table:data-pilot-member table:name="24,192544" table:display="true" table:show-details="true"/>
                <table:data-pilot-member table:name="24,197412" table:display="true" table:show-details="true"/>
                <table:data-pilot-member table:name="24,199288" table:display="true" table:show-details="true"/>
                <table:data-pilot-member table:name="24,19985" table:display="true" table:show-details="true"/>
                <table:data-pilot-member table:name="24,202188" table:display="true" table:show-details="true"/>
                <table:data-pilot-member table:name="24,203806" table:display="true" table:show-details="true"/>
                <table:data-pilot-member table:name="24,221837" table:display="true" table:show-details="true"/>
                <table:data-pilot-member table:name="24,241119" table:display="true" table:show-details="true"/>
                <table:data-pilot-member table:name="24,242681" table:display="true" table:show-details="true"/>
                <table:data-pilot-member table:name="24,259306" table:display="true" table:show-details="true"/>
                <table:data-pilot-member table:name="24,305656" table:display="true" table:show-details="true"/>
                <table:data-pilot-member table:name="24,393039" table:display="true" table:show-details="true"/>
                <table:data-pilot-member table:name="24,410078" table:display="true" table:show-details="true"/>
                <table:data-pilot-member table:name="24,410317" table:display="true" table:show-details="true"/>
                <table:data-pilot-member table:name="24,416683" table:display="true" table:show-details="true"/>
                <table:data-pilot-member table:name="24,4278" table:display="true" table:show-details="true"/>
                <table:data-pilot-member table:name="24,42885" table:display="true" table:show-details="true"/>
                <table:data-pilot-member table:name="24,432567" table:display="true" table:show-details="true"/>
                <table:data-pilot-member table:name="24,433022" table:display="true" table:show-details="true"/>
                <table:data-pilot-member table:name="24,436622" table:display="true" table:show-details="true"/>
                <table:data-pilot-member table:name="24,457878" table:display="true" table:show-details="true"/>
                <table:data-pilot-member table:name="24,460283" table:display="true" table:show-details="true"/>
                <table:data-pilot-member table:name="24,461328" table:display="true" table:show-details="true"/>
                <table:data-pilot-member table:name="24,462567" table:display="true" table:show-details="true"/>
                <table:data-pilot-member table:name="24,469783" table:display="true" table:show-details="true"/>
                <table:data-pilot-member table:name="24,483939" table:display="true" table:show-details="true"/>
                <table:data-pilot-member table:name="24,496378" table:display="true" table:show-details="true"/>
                <table:data-pilot-member table:name="24,498494" table:display="true" table:show-details="true"/>
                <table:data-pilot-member table:name="24,507889" table:display="true" table:show-details="true"/>
                <table:data-pilot-member table:name="24,509483" table:display="true" table:show-details="true"/>
                <table:data-pilot-member table:name="24,579078" table:display="true" table:show-details="true"/>
                <table:data-pilot-member table:name="24,612955" table:display="true" table:show-details="true"/>
                <table:data-pilot-member table:name="24,613015" table:display="true" table:show-details="true"/>
                <table:data-pilot-member table:name="24,62493" table:display="true" table:show-details="true"/>
                <table:data-pilot-member table:name="24,63955" table:display="true" table:show-details="true"/>
                <table:data-pilot-member table:name="24,63962" table:display="true" table:show-details="true"/>
                <table:data-pilot-member table:name="24,64642" table:display="true" table:show-details="true"/>
                <table:data-pilot-member table:name="24,650935" table:display="true" table:show-details="true"/>
                <table:data-pilot-member table:name="24,65758" table:display="true" table:show-details="true"/>
                <table:data-pilot-member table:name="24,661165" table:display="true" table:show-details="true"/>
                <table:data-pilot-member table:name="24,66247" table:display="true" table:show-details="true"/>
                <table:data-pilot-member table:name="24,66475" table:display="true" table:show-details="true"/>
                <table:data-pilot-member table:name="24,668555" table:display="true" table:show-details="true"/>
                <table:data-pilot-member table:name="24,669015" table:display="true" table:show-details="true"/>
                <table:data-pilot-member table:name="24,68192" table:display="true" table:show-details="true"/>
                <table:data-pilot-member table:name="24,68974" table:display="true" table:show-details="true"/>
                <table:data-pilot-member table:name="24,6902" table:display="true" table:show-details="true"/>
                <table:data-pilot-member table:name="24,706225" table:display="true" table:show-details="true"/>
                <table:data-pilot-member table:name="24,71506" table:display="true" table:show-details="true"/>
                <table:data-pilot-member table:name="24,75184" table:display="true" table:show-details="true"/>
                <table:data-pilot-member table:name="24,783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maks" tableooo:display-name="comp_maks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avg" tableooo:display-name="reads_avg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9,6435" table:display="true" table:show-details="true"/>
                <table:data-pilot-member table:name="19,7487" table:display="true" table:show-details="true"/>
                <table:data-pilot-member table:name="19,77155" table:display="true" table:show-details="true"/>
                <table:data-pilot-member table:name="19,80825" table:display="true" table:show-details="true"/>
                <table:data-pilot-member table:name="19,8286" table:display="true" table:show-details="true"/>
                <table:data-pilot-member table:name="19,85145" table:display="true" table:show-details="true"/>
                <table:data-pilot-member table:name="19,8515" table:display="true" table:show-details="true"/>
                <table:data-pilot-member table:name="19,87315" table:display="true" table:show-details="true"/>
                <table:data-pilot-member table:name="19,894" table:display="true" table:show-details="true"/>
                <table:data-pilot-member table:name="19,9107" table:display="true" table:show-details="true"/>
                <table:data-pilot-member table:name="19,9124" table:display="true" table:show-details="true"/>
                <table:data-pilot-member table:name="19,9161" table:display="true" table:show-details="true"/>
                <table:data-pilot-member table:name="19,9228" table:display="true" table:show-details="true"/>
                <table:data-pilot-member table:name="19,93735" table:display="true" table:show-details="true"/>
                <table:data-pilot-member table:name="19,94265" table:display="true" table:show-details="true"/>
                <table:data-pilot-member table:name="19,95505" table:display="true" table:show-details="true"/>
                <table:data-pilot-member table:name="19,97815" table:display="true" table:show-details="true"/>
                <table:data-pilot-member table:name="19,97965" table:display="true" table:show-details="true"/>
                <table:data-pilot-member table:name="20,01965" table:display="true" table:show-details="true"/>
                <table:data-pilot-member table:name="20,07855" table:display="true" table:show-details="true"/>
                <table:data-pilot-member table:name="20,894575" table:display="true" table:show-details="true"/>
                <table:data-pilot-member table:name="20,8989" table:display="true" table:show-details="true"/>
                <table:data-pilot-member table:name="20,90305" table:display="true" table:show-details="true"/>
                <table:data-pilot-member table:name="20,9339" table:display="true" table:show-details="true"/>
                <table:data-pilot-member table:name="20,940325" table:display="true" table:show-details="true"/>
                <table:data-pilot-member table:name="20,9504" table:display="true" table:show-details="true"/>
                <table:data-pilot-member table:name="20,9594" table:display="true" table:show-details="true"/>
                <table:data-pilot-member table:name="20,965025" table:display="true" table:show-details="true"/>
                <table:data-pilot-member table:name="20,96645" table:display="true" table:show-details="true"/>
                <table:data-pilot-member table:name="20,966575" table:display="true" table:show-details="true"/>
                <table:data-pilot-member table:name="20,97645" table:display="true" table:show-details="true"/>
                <table:data-pilot-member table:name="20,979375" table:display="true" table:show-details="true"/>
                <table:data-pilot-member table:name="20,981375" table:display="true" table:show-details="true"/>
                <table:data-pilot-member table:name="20,99395" table:display="true" table:show-details="true"/>
                <table:data-pilot-member table:name="20,99415" table:display="true" table:show-details="true"/>
                <table:data-pilot-member table:name="21,000425" table:display="true" table:show-details="true"/>
                <table:data-pilot-member table:name="21,00125" table:display="true" table:show-details="true"/>
                <table:data-pilot-member table:name="21,028775" table:display="true" table:show-details="true"/>
                <table:data-pilot-member table:name="21,09445" table:display="true" table:show-details="true"/>
                <table:data-pilot-member table:name="21,0994" table:display="true" table:show-details="true"/>
                <table:data-pilot-member table:name="21,5191" table:display="true" table:show-details="true"/>
                <table:data-pilot-member table:name="21,5328" table:display="true" table:show-details="true"/>
                <table:data-pilot-member table:name="21,55995" table:display="true" table:show-details="true"/>
                <table:data-pilot-member table:name="21,56455" table:display="true" table:show-details="true"/>
                <table:data-pilot-member table:name="21,56555" table:display="true" table:show-details="true"/>
                <table:data-pilot-member table:name="21,569983" table:display="true" table:show-details="true"/>
                <table:data-pilot-member table:name="21,574217" table:display="true" table:show-details="true"/>
                <table:data-pilot-member table:name="21,580717" table:display="true" table:show-details="true"/>
                <table:data-pilot-member table:name="21,58225" table:display="true" table:show-details="true"/>
                <table:data-pilot-member table:name="21,59005" table:display="true" table:show-details="true"/>
                <table:data-pilot-member table:name="21,61255" table:display="true" table:show-details="true"/>
                <table:data-pilot-member table:name="21,6166" table:display="true" table:show-details="true"/>
                <table:data-pilot-member table:name="21,624633" table:display="true" table:show-details="true"/>
                <table:data-pilot-member table:name="21,639283" table:display="true" table:show-details="true"/>
                <table:data-pilot-member table:name="21,65765" table:display="true" table:show-details="true"/>
                <table:data-pilot-member table:name="21,659683" table:display="true" table:show-details="true"/>
                <table:data-pilot-member table:name="21,670467" table:display="true" table:show-details="true"/>
                <table:data-pilot-member table:name="21,670683" table:display="true" table:show-details="true"/>
                <table:data-pilot-member table:name="21,6821" table:display="true" table:show-details="true"/>
                <table:data-pilot-member table:name="21,71585" table:display="true" table:show-details="true"/>
                <table:data-pilot-member table:name="21,95455" table:display="true" table:show-details="true"/>
                <table:data-pilot-member table:name="21,972213" table:display="true" table:show-details="true"/>
                <table:data-pilot-member table:name="21,977113" table:display="true" table:show-details="true"/>
                <table:data-pilot-member table:name="21,99745" table:display="true" table:show-details="true"/>
                <table:data-pilot-member table:name="22,01615" table:display="true" table:show-details="true"/>
                <table:data-pilot-member table:name="22,017937" table:display="true" table:show-details="true"/>
                <table:data-pilot-member table:name="22,020425" table:display="true" table:show-details="true"/>
                <table:data-pilot-member table:name="22,020488" table:display="true" table:show-details="true"/>
                <table:data-pilot-member table:name="22,023825" table:display="true" table:show-details="true"/>
                <table:data-pilot-member table:name="22,045513" table:display="true" table:show-details="true"/>
                <table:data-pilot-member table:name="22,046875" table:display="true" table:show-details="true"/>
                <table:data-pilot-member table:name="22,049412" table:display="true" table:show-details="true"/>
                <table:data-pilot-member table:name="22,0648" table:display="true" table:show-details="true"/>
                <table:data-pilot-member table:name="22,06525" table:display="true" table:show-details="true"/>
                <table:data-pilot-member table:name="22,070788" table:display="true" table:show-details="true"/>
                <table:data-pilot-member table:name="22,0738" table:display="true" table:show-details="true"/>
                <table:data-pilot-member table:name="22,088562" table:display="true" table:show-details="true"/>
                <table:data-pilot-member table:name="22,088738" table:display="true" table:show-details="true"/>
                <table:data-pilot-member table:name="22,126" table:display="true" table:show-details="true"/>
                <table:data-pilot-member table:name="22,277413" table:display="true" table:show-details="true"/>
                <table:data-pilot-member table:name="22,3281" table:display="true" table:show-details="true"/>
                <table:data-pilot-member table:name="22,34145" table:display="true" table:show-details="true"/>
                <table:data-pilot-member table:name="22,35127" table:display="true" table:show-details="true"/>
                <table:data-pilot-member table:name="22,35159" table:display="true" table:show-details="true"/>
                <table:data-pilot-member table:name="22,36193" table:display="true" table:show-details="true"/>
                <table:data-pilot-member table:name="22,37762" table:display="true" table:show-details="true"/>
                <table:data-pilot-member table:name="22,38906" table:display="true" table:show-details="true"/>
                <table:data-pilot-member table:name="22,39974" table:display="true" table:show-details="true"/>
                <table:data-pilot-member table:name="22,40385" table:display="true" table:show-details="true"/>
                <table:data-pilot-member table:name="22,40668" table:display="true" table:show-details="true"/>
                <table:data-pilot-member table:name="22,41097" table:display="true" table:show-details="true"/>
                <table:data-pilot-member table:name="22,43541" table:display="true" table:show-details="true"/>
                <table:data-pilot-member table:name="22,44092" table:display="true" table:show-details="true"/>
                <table:data-pilot-member table:name="22,44133" table:display="true" table:show-details="true"/>
                <table:data-pilot-member table:name="22,44368" table:display="true" table:show-details="true"/>
                <table:data-pilot-member table:name="22,44789" table:display="true" table:show-details="true"/>
                <table:data-pilot-member table:name="22,47711" table:display="true" table:show-details="true"/>
                <table:data-pilot-member table:name="22,50031" table:display="true" table:show-details="true"/>
                <table:data-pilot-member table:name="22,50867" table:display="true" table:show-details="true"/>
                <table:data-pilot-member table:name="22,51655" table:display="true" table:show-details="true"/>
                <table:data-pilot-member table:name="22,641108" table:display="true" table:show-details="true"/>
                <table:data-pilot-member table:name="22,647008" table:display="true" table:show-details="true"/>
                <table:data-pilot-member table:name="22,6539" table:display="true" table:show-details="true"/>
                <table:data-pilot-member table:name="22,664775" table:display="true" table:show-details="true"/>
                <table:data-pilot-member table:name="22,667158" table:display="true" table:show-details="true"/>
                <table:data-pilot-member table:name="22,677192" table:display="true" table:show-details="true"/>
                <table:data-pilot-member table:name="22,683983" table:display="true" table:show-details="true"/>
                <table:data-pilot-member table:name="22,689583" table:display="true" table:show-details="true"/>
                <table:data-pilot-member table:name="22,690275" table:display="true" table:show-details="true"/>
                <table:data-pilot-member table:name="22,698792" table:display="true" table:show-details="true"/>
                <table:data-pilot-member table:name="22,699033" table:display="true" table:show-details="true"/>
                <table:data-pilot-member table:name="22,700817" table:display="true" table:show-details="true"/>
                <table:data-pilot-member table:name="22,709183" table:display="true" table:show-details="true"/>
                <table:data-pilot-member table:name="22,72405" table:display="true" table:show-details="true"/>
                <table:data-pilot-member table:name="22,724833" table:display="true" table:show-details="true"/>
                <table:data-pilot-member table:name="22,7265" table:display="true" table:show-details="true"/>
                <table:data-pilot-member table:name="22,736517" table:display="true" table:show-details="true"/>
                <table:data-pilot-member table:name="22,737967" table:display="true" table:show-details="true"/>
                <table:data-pilot-member table:name="22,748367" table:display="true" table:show-details="true"/>
                <table:data-pilot-member table:name="22,76855" table:display="true" table:show-details="true"/>
                <table:data-pilot-member table:name="22,883736" table:display="true" table:show-details="true"/>
                <table:data-pilot-member table:name="22,896579" table:display="true" table:show-details="true"/>
                <table:data-pilot-member table:name="22,898236" table:display="true" table:show-details="true"/>
                <table:data-pilot-member table:name="22,905307" table:display="true" table:show-details="true"/>
                <table:data-pilot-member table:name="22,914893" table:display="true" table:show-details="true"/>
                <table:data-pilot-member table:name="22,916964" table:display="true" table:show-details="true"/>
                <table:data-pilot-member table:name="22,926614" table:display="true" table:show-details="true"/>
                <table:data-pilot-member table:name="22,928229" table:display="true" table:show-details="true"/>
                <table:data-pilot-member table:name="22,932664" table:display="true" table:show-details="true"/>
                <table:data-pilot-member table:name="22,944793" table:display="true" table:show-details="true"/>
                <table:data-pilot-member table:name="22,948857" table:display="true" table:show-details="true"/>
                <table:data-pilot-member table:name="22,955293" table:display="true" table:show-details="true"/>
                <table:data-pilot-member table:name="22,955357" table:display="true" table:show-details="true"/>
                <table:data-pilot-member table:name="22,955379" table:display="true" table:show-details="true"/>
                <table:data-pilot-member table:name="22,964029" table:display="true" table:show-details="true"/>
                <table:data-pilot-member table:name="22,976293" table:display="true" table:show-details="true"/>
                <table:data-pilot-member table:name="22,983486" table:display="true" table:show-details="true"/>
                <table:data-pilot-member table:name="22,993393" table:display="true" table:show-details="true"/>
                <table:data-pilot-member table:name="22,99815" table:display="true" table:show-details="true"/>
                <table:data-pilot-member table:name="23,078336" table:display="true" table:show-details="true"/>
                <table:data-pilot-member table:name="23,088269" table:display="true" table:show-details="true"/>
                <table:data-pilot-member table:name="23,108062" table:display="true" table:show-details="true"/>
                <table:data-pilot-member table:name="23,1133" table:display="true" table:show-details="true"/>
                <table:data-pilot-member table:name="23,114856" table:display="true" table:show-details="true"/>
                <table:data-pilot-member table:name="23,11955" table:display="true" table:show-details="true"/>
                <table:data-pilot-member table:name="23,12175" table:display="true" table:show-details="true"/>
                <table:data-pilot-member table:name="23,125019" table:display="true" table:show-details="true"/>
                <table:data-pilot-member table:name="23,127644" table:display="true" table:show-details="true"/>
                <table:data-pilot-member table:name="23,135006" table:display="true" table:show-details="true"/>
                <table:data-pilot-member table:name="23,1361" table:display="true" table:show-details="true"/>
                <table:data-pilot-member table:name="23,13745" table:display="true" table:show-details="true"/>
                <table:data-pilot-member table:name="23,139219" table:display="true" table:show-details="true"/>
                <table:data-pilot-member table:name="23,151263" table:display="true" table:show-details="true"/>
                <table:data-pilot-member table:name="23,157062" table:display="true" table:show-details="true"/>
                <table:data-pilot-member table:name="23,162412" table:display="true" table:show-details="true"/>
                <table:data-pilot-member table:name="23,162675" table:display="true" table:show-details="true"/>
                <table:data-pilot-member table:name="23,163" table:display="true" table:show-details="true"/>
                <table:data-pilot-member table:name="23,16815" table:display="true" table:show-details="true"/>
                <table:data-pilot-member table:name="23,189206" table:display="true" table:show-details="true"/>
                <table:data-pilot-member table:name="23,229119" table:display="true" table:show-details="true"/>
                <table:data-pilot-member table:name="23,283772" table:display="true" table:show-details="true"/>
                <table:data-pilot-member table:name="23,284556" table:display="true" table:show-details="true"/>
                <table:data-pilot-member table:name="23,285322" table:display="true" table:show-details="true"/>
                <table:data-pilot-member table:name="23,289839" table:display="true" table:show-details="true"/>
                <table:data-pilot-member table:name="23,299639" table:display="true" table:show-details="true"/>
                <table:data-pilot-member table:name="23,307628" table:display="true" table:show-details="true"/>
                <table:data-pilot-member table:name="23,31545" table:display="true" table:show-details="true"/>
                <table:data-pilot-member table:name="23,315528" table:display="true" table:show-details="true"/>
                <table:data-pilot-member table:name="23,324178" table:display="true" table:show-details="true"/>
                <table:data-pilot-member table:name="23,324389" table:display="true" table:show-details="true"/>
                <table:data-pilot-member table:name="23,333911" table:display="true" table:show-details="true"/>
                <table:data-pilot-member table:name="23,338833" table:display="true" table:show-details="true"/>
                <table:data-pilot-member table:name="23,341206" table:display="true" table:show-details="true"/>
                <table:data-pilot-member table:name="23,341483" table:display="true" table:show-details="true"/>
                <table:data-pilot-member table:name="23,35325" table:display="true" table:show-details="true"/>
                <table:data-pilot-member table:name="23,353367" table:display="true" table:show-details="true"/>
                <table:data-pilot-member table:name="23,353439" table:display="true" table:show-details="true"/>
                <table:data-pilot-member table:name="23,356956" table:display="true" table:show-details="true"/>
                <table:data-pilot-member table:name="23,37005" table:display="true" table:show-details="true"/>
                <table:data-pilot-member table:name="23,416678" table:display="true" table:show-details="true"/>
                <table:data-pilot-member table:name="23,43108" table:display="true" table:show-details="true"/>
                <table:data-pilot-member table:name="23,44013" table:display="true" table:show-details="true"/>
                <table:data-pilot-member table:name="23,447475" table:display="true" table:show-details="true"/>
                <table:data-pilot-member table:name="23,45421" table:display="true" table:show-details="true"/>
                <table:data-pilot-member table:name="23,457415" table:display="true" table:show-details="true"/>
                <table:data-pilot-member table:name="23,4581" table:display="true" table:show-details="true"/>
                <table:data-pilot-member table:name="23,458145" table:display="true" table:show-details="true"/>
                <table:data-pilot-member table:name="23,462505" table:display="true" table:show-details="true"/>
                <table:data-pilot-member table:name="23,468495" table:display="true" table:show-details="true"/>
                <table:data-pilot-member table:name="23,47647" table:display="true" table:show-details="true"/>
                <table:data-pilot-member table:name="23,488245" table:display="true" table:show-details="true"/>
                <table:data-pilot-member table:name="23,4926" table:display="true" table:show-details="true"/>
                <table:data-pilot-member table:name="23,499445" table:display="true" table:show-details="true"/>
                <table:data-pilot-member table:name="23,50183" table:display="true" table:show-details="true"/>
                <table:data-pilot-member table:name="23,507535" table:display="true" table:show-details="true"/>
                <table:data-pilot-member table:name="23,50882" table:display="true" table:show-details="true"/>
                <table:data-pilot-member table:name="23,509615" table:display="true" table:show-details="true"/>
                <table:data-pilot-member table:name="23,521675" table:display="true" table:show-details="true"/>
                <table:data-pilot-member table:name="23,52512" table:display="true" table:show-details="true"/>
                <table:data-pilot-member table:name="23,549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maks" tableooo:display-name="reads_maks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65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avg" tableooo:display-name="h_avg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4,1724" table:display="true" table:show-details="true"/>
                <table:data-pilot-member table:name="14,19865" table:display="true" table:show-details="true"/>
                <table:data-pilot-member table:name="14,2058" table:display="true" table:show-details="true"/>
                <table:data-pilot-member table:name="14,21775" table:display="true" table:show-details="true"/>
                <table:data-pilot-member table:name="14,23165" table:display="true" table:show-details="true"/>
                <table:data-pilot-member table:name="14,2504" table:display="true" table:show-details="true"/>
                <table:data-pilot-member table:name="14,27865" table:display="true" table:show-details="true"/>
                <table:data-pilot-member table:name="14,2824" table:display="true" table:show-details="true"/>
                <table:data-pilot-member table:name="14,2897" table:display="true" table:show-details="true"/>
                <table:data-pilot-member table:name="14,29295" table:display="true" table:show-details="true"/>
                <table:data-pilot-member table:name="14,2997" table:display="true" table:show-details="true"/>
                <table:data-pilot-member table:name="14,3218" table:display="true" table:show-details="true"/>
                <table:data-pilot-member table:name="14,32205" table:display="true" table:show-details="true"/>
                <table:data-pilot-member table:name="14,3313" table:display="true" table:show-details="true"/>
                <table:data-pilot-member table:name="14,33675" table:display="true" table:show-details="true"/>
                <table:data-pilot-member table:name="14,40135" table:display="true" table:show-details="true"/>
                <table:data-pilot-member table:name="14,42015" table:display="true" table:show-details="true"/>
                <table:data-pilot-member table:name="14,4257" table:display="true" table:show-details="true"/>
                <table:data-pilot-member table:name="14,5188" table:display="true" table:show-details="true"/>
                <table:data-pilot-member table:name="14,7329" table:display="true" table:show-details="true"/>
                <table:data-pilot-member table:name="15,2816" table:display="true" table:show-details="true"/>
                <table:data-pilot-member table:name="15,2828" table:display="true" table:show-details="true"/>
                <table:data-pilot-member table:name="15,3039" table:display="true" table:show-details="true"/>
                <table:data-pilot-member table:name="15,33045" table:display="true" table:show-details="true"/>
                <table:data-pilot-member table:name="15,334075" table:display="true" table:show-details="true"/>
                <table:data-pilot-member table:name="15,34165" table:display="true" table:show-details="true"/>
                <table:data-pilot-member table:name="15,4206" table:display="true" table:show-details="true"/>
                <table:data-pilot-member table:name="15,552" table:display="true" table:show-details="true"/>
                <table:data-pilot-member table:name="15,651025" table:display="true" table:show-details="true"/>
                <table:data-pilot-member table:name="15,7063" table:display="true" table:show-details="true"/>
                <table:data-pilot-member table:name="15,73495" table:display="true" table:show-details="true"/>
                <table:data-pilot-member table:name="15,761325" table:display="true" table:show-details="true"/>
                <table:data-pilot-member table:name="15,772725" table:display="true" table:show-details="true"/>
                <table:data-pilot-member table:name="15,797175" table:display="true" table:show-details="true"/>
                <table:data-pilot-member table:name="15,802325" table:display="true" table:show-details="true"/>
                <table:data-pilot-member table:name="15,80535" table:display="true" table:show-details="true"/>
                <table:data-pilot-member table:name="15,8524" table:display="true" table:show-details="true"/>
                <table:data-pilot-member table:name="15,882925" table:display="true" table:show-details="true"/>
                <table:data-pilot-member table:name="15,9731" table:display="true" table:show-details="true"/>
                <table:data-pilot-member table:name="15,984825" table:display="true" table:show-details="true"/>
                <table:data-pilot-member table:name="16,119833" table:display="true" table:show-details="true"/>
                <table:data-pilot-member table:name="16,1434" table:display="true" table:show-details="true"/>
                <table:data-pilot-member table:name="16,173517" table:display="true" table:show-details="true"/>
                <table:data-pilot-member table:name="16,1741" table:display="true" table:show-details="true"/>
                <table:data-pilot-member table:name="16,187633" table:display="true" table:show-details="true"/>
                <table:data-pilot-member table:name="16,218433" table:display="true" table:show-details="true"/>
                <table:data-pilot-member table:name="16,2328" table:display="true" table:show-details="true"/>
                <table:data-pilot-member table:name="16,237983" table:display="true" table:show-details="true"/>
                <table:data-pilot-member table:name="16,239917" table:display="true" table:show-details="true"/>
                <table:data-pilot-member table:name="16,24475" table:display="true" table:show-details="true"/>
                <table:data-pilot-member table:name="16,245833" table:display="true" table:show-details="true"/>
                <table:data-pilot-member table:name="16,274133" table:display="true" table:show-details="true"/>
                <table:data-pilot-member table:name="16,29155" table:display="true" table:show-details="true"/>
                <table:data-pilot-member table:name="16,305083" table:display="true" table:show-details="true"/>
                <table:data-pilot-member table:name="16,312733" table:display="true" table:show-details="true"/>
                <table:data-pilot-member table:name="16,316083" table:display="true" table:show-details="true"/>
                <table:data-pilot-member table:name="16,34165" table:display="true" table:show-details="true"/>
                <table:data-pilot-member table:name="16,38125" table:display="true" table:show-details="true"/>
                <table:data-pilot-member table:name="16,40715" table:display="true" table:show-details="true"/>
                <table:data-pilot-member table:name="16,413775" table:display="true" table:show-details="true"/>
                <table:data-pilot-member table:name="16,506963" table:display="true" table:show-details="true"/>
                <table:data-pilot-member table:name="16,526833" table:display="true" table:show-details="true"/>
                <table:data-pilot-member table:name="16,531038" table:display="true" table:show-details="true"/>
                <table:data-pilot-member table:name="16,666812" table:display="true" table:show-details="true"/>
                <table:data-pilot-member table:name="16,692338" table:display="true" table:show-details="true"/>
                <table:data-pilot-member table:name="16,700225" table:display="true" table:show-details="true"/>
                <table:data-pilot-member table:name="16,758575" table:display="true" table:show-details="true"/>
                <table:data-pilot-member table:name="16,842725" table:display="true" table:show-details="true"/>
                <table:data-pilot-member table:name="16,852287" table:display="true" table:show-details="true"/>
                <table:data-pilot-member table:name="16,86425" table:display="true" table:show-details="true"/>
                <table:data-pilot-member table:name="16,902787" table:display="true" table:show-details="true"/>
                <table:data-pilot-member table:name="16,9093" table:display="true" table:show-details="true"/>
                <table:data-pilot-member table:name="16,9113" table:display="true" table:show-details="true"/>
                <table:data-pilot-member table:name="16,961625" table:display="true" table:show-details="true"/>
                <table:data-pilot-member table:name="16,97597" table:display="true" table:show-details="true"/>
                <table:data-pilot-member table:name="17,022075" table:display="true" table:show-details="true"/>
                <table:data-pilot-member table:name="17,036987" table:display="true" table:show-details="true"/>
                <table:data-pilot-member table:name="17,064475" table:display="true" table:show-details="true"/>
                <table:data-pilot-member table:name="17,07065" table:display="true" table:show-details="true"/>
                <table:data-pilot-member table:name="17,1046" table:display="true" table:show-details="true"/>
                <table:data-pilot-member table:name="17,11203" table:display="true" table:show-details="true"/>
                <table:data-pilot-member table:name="17,12563" table:display="true" table:show-details="true"/>
                <table:data-pilot-member table:name="17,14003" table:display="true" table:show-details="true"/>
                <table:data-pilot-member table:name="17,15374" table:display="true" table:show-details="true"/>
                <table:data-pilot-member table:name="17,173112" table:display="true" table:show-details="true"/>
                <table:data-pilot-member table:name="17,17377" table:display="true" table:show-details="true"/>
                <table:data-pilot-member table:name="17,18206" table:display="true" table:show-details="true"/>
                <table:data-pilot-member table:name="17,1831" table:display="true" table:show-details="true"/>
                <table:data-pilot-member table:name="17,18638" table:display="true" table:show-details="true"/>
                <table:data-pilot-member table:name="17,191375" table:display="true" table:show-details="true"/>
                <table:data-pilot-member table:name="17,19846" table:display="true" table:show-details="true"/>
                <table:data-pilot-member table:name="17,19952" table:display="true" table:show-details="true"/>
                <table:data-pilot-member table:name="17,20177" table:display="true" table:show-details="true"/>
                <table:data-pilot-member table:name="17,20315" table:display="true" table:show-details="true"/>
                <table:data-pilot-member table:name="17,22076" table:display="true" table:show-details="true"/>
                <table:data-pilot-member table:name="17,22633" table:display="true" table:show-details="true"/>
                <table:data-pilot-member table:name="17,22996" table:display="true" table:show-details="true"/>
                <table:data-pilot-member table:name="17,230225" table:display="true" table:show-details="true"/>
                <table:data-pilot-member table:name="17,238942" table:display="true" table:show-details="true"/>
                <table:data-pilot-member table:name="17,258" table:display="true" table:show-details="true"/>
                <table:data-pilot-member table:name="17,26115" table:display="true" table:show-details="true"/>
                <table:data-pilot-member table:name="17,26161" table:display="true" table:show-details="true"/>
                <table:data-pilot-member table:name="17,26241" table:display="true" table:show-details="true"/>
                <table:data-pilot-member table:name="17,2922" table:display="true" table:show-details="true"/>
                <table:data-pilot-member table:name="17,316525" table:display="true" table:show-details="true"/>
                <table:data-pilot-member table:name="17,320225" table:display="true" table:show-details="true"/>
                <table:data-pilot-member table:name="17,324717" table:display="true" table:show-details="true"/>
                <table:data-pilot-member table:name="17,325008" table:display="true" table:show-details="true"/>
                <table:data-pilot-member table:name="17,358592" table:display="true" table:show-details="true"/>
                <table:data-pilot-member table:name="17,361" table:display="true" table:show-details="true"/>
                <table:data-pilot-member table:name="17,378093" table:display="true" table:show-details="true"/>
                <table:data-pilot-member table:name="17,386342" table:display="true" table:show-details="true"/>
                <table:data-pilot-member table:name="17,390114" table:display="true" table:show-details="true"/>
                <table:data-pilot-member table:name="17,390857" table:display="true" table:show-details="true"/>
                <table:data-pilot-member table:name="17,411443" table:display="true" table:show-details="true"/>
                <table:data-pilot-member table:name="17,506025" table:display="true" table:show-details="true"/>
                <table:data-pilot-member table:name="17,573875" table:display="true" table:show-details="true"/>
                <table:data-pilot-member table:name="17,58035" table:display="true" table:show-details="true"/>
                <table:data-pilot-member table:name="17,582933" table:display="true" table:show-details="true"/>
                <table:data-pilot-member table:name="17,608792" table:display="true" table:show-details="true"/>
                <table:data-pilot-member table:name="17,636229" table:display="true" table:show-details="true"/>
                <table:data-pilot-member table:name="17,648171" table:display="true" table:show-details="true"/>
                <table:data-pilot-member table:name="17,655393" table:display="true" table:show-details="true"/>
                <table:data-pilot-member table:name="17,676708" table:display="true" table:show-details="true"/>
                <table:data-pilot-member table:name="17,764836" table:display="true" table:show-details="true"/>
                <table:data-pilot-member table:name="17,782581" table:display="true" table:show-details="true"/>
                <table:data-pilot-member table:name="17,801607" table:display="true" table:show-details="true"/>
                <table:data-pilot-member table:name="17,817357" table:display="true" table:show-details="true"/>
                <table:data-pilot-member table:name="17,832433" table:display="true" table:show-details="true"/>
                <table:data-pilot-member table:name="17,853393" table:display="true" table:show-details="true"/>
                <table:data-pilot-member table:name="17,912725" table:display="true" table:show-details="true"/>
                <table:data-pilot-member table:name="17,943064" table:display="true" table:show-details="true"/>
                <table:data-pilot-member table:name="17,95015" table:display="true" table:show-details="true"/>
                <table:data-pilot-member table:name="17,952894" table:display="true" table:show-details="true"/>
                <table:data-pilot-member table:name="17,965781" table:display="true" table:show-details="true"/>
                <table:data-pilot-member table:name="17,969519" table:display="true" table:show-details="true"/>
                <table:data-pilot-member table:name="18,012636" table:display="true" table:show-details="true"/>
                <table:data-pilot-member table:name="18,037244" table:display="true" table:show-details="true"/>
                <table:data-pilot-member table:name="18,03795" table:display="true" table:show-details="true"/>
                <table:data-pilot-member table:name="18,042043" table:display="true" table:show-details="true"/>
                <table:data-pilot-member table:name="18,044944" table:display="true" table:show-details="true"/>
                <table:data-pilot-member table:name="18,056071" table:display="true" table:show-details="true"/>
                <table:data-pilot-member table:name="18,068069" table:display="true" table:show-details="true"/>
                <table:data-pilot-member table:name="18,072212" table:display="true" table:show-details="true"/>
                <table:data-pilot-member table:name="18,077556" table:display="true" table:show-details="true"/>
                <table:data-pilot-member table:name="18,078437" table:display="true" table:show-details="true"/>
                <table:data-pilot-member table:name="18,081917" table:display="true" table:show-details="true"/>
                <table:data-pilot-member table:name="18,085037" table:display="true" table:show-details="true"/>
                <table:data-pilot-member table:name="18,088456" table:display="true" table:show-details="true"/>
                <table:data-pilot-member table:name="18,090014" table:display="true" table:show-details="true"/>
                <table:data-pilot-member table:name="18,090694" table:display="true" table:show-details="true"/>
                <table:data-pilot-member table:name="18,095307" table:display="true" table:show-details="true"/>
                <table:data-pilot-member table:name="18,095636" table:display="true" table:show-details="true"/>
                <table:data-pilot-member table:name="18,116664" table:display="true" table:show-details="true"/>
                <table:data-pilot-member table:name="18,13102" table:display="true" table:show-details="true"/>
                <table:data-pilot-member table:name="18,135729" table:display="true" table:show-details="true"/>
                <table:data-pilot-member table:name="18,153311" table:display="true" table:show-details="true"/>
                <table:data-pilot-member table:name="18,15375" table:display="true" table:show-details="true"/>
                <table:data-pilot-member table:name="18,155125" table:display="true" table:show-details="true"/>
                <table:data-pilot-member table:name="18,161606" table:display="true" table:show-details="true"/>
                <table:data-pilot-member table:name="18,162306" table:display="true" table:show-details="true"/>
                <table:data-pilot-member table:name="18,163072" table:display="true" table:show-details="true"/>
                <table:data-pilot-member table:name="18,173256" table:display="true" table:show-details="true"/>
                <table:data-pilot-member table:name="18,174589" table:display="true" table:show-details="true"/>
                <table:data-pilot-member table:name="18,182183" table:display="true" table:show-details="true"/>
                <table:data-pilot-member table:name="18,184281" table:display="true" table:show-details="true"/>
                <table:data-pilot-member table:name="18,184406" table:display="true" table:show-details="true"/>
                <table:data-pilot-member table:name="18,188035" table:display="true" table:show-details="true"/>
                <table:data-pilot-member table:name="18,189145" table:display="true" table:show-details="true"/>
                <table:data-pilot-member table:name="18,19426" table:display="true" table:show-details="true"/>
                <table:data-pilot-member table:name="18,196265" table:display="true" table:show-details="true"/>
                <table:data-pilot-member table:name="18,199572" table:display="true" table:show-details="true"/>
                <table:data-pilot-member table:name="18,210419" table:display="true" table:show-details="true"/>
                <table:data-pilot-member table:name="18,214119" table:display="true" table:show-details="true"/>
                <table:data-pilot-member table:name="18,223228" table:display="true" table:show-details="true"/>
                <table:data-pilot-member table:name="18,225339" table:display="true" table:show-details="true"/>
                <table:data-pilot-member table:name="18,233915" table:display="true" table:show-details="true"/>
                <table:data-pilot-member table:name="18,23623" table:display="true" table:show-details="true"/>
                <table:data-pilot-member table:name="18,241715" table:display="true" table:show-details="true"/>
                <table:data-pilot-member table:name="18,244075" table:display="true" table:show-details="true"/>
                <table:data-pilot-member table:name="18,251922" table:display="true" table:show-details="true"/>
                <table:data-pilot-member table:name="18,252055" table:display="true" table:show-details="true"/>
                <table:data-pilot-member table:name="18,254135" table:display="true" table:show-details="true"/>
                <table:data-pilot-member table:name="18,25635" table:display="true" table:show-details="true"/>
                <table:data-pilot-member table:name="18,256944" table:display="true" table:show-details="true"/>
                <table:data-pilot-member table:name="18,259567" table:display="true" table:show-details="true"/>
                <table:data-pilot-member table:name="18,26395" table:display="true" table:show-details="true"/>
                <table:data-pilot-member table:name="18,264217" table:display="true" table:show-details="true"/>
                <table:data-pilot-member table:name="18,267775" table:display="true" table:show-details="true"/>
                <table:data-pilot-member table:name="18,2697" table:display="true" table:show-details="true"/>
                <table:data-pilot-member table:name="18,27394" table:display="true" table:show-details="true"/>
                <table:data-pilot-member table:name="18,276395" table:display="true" table:show-details="true"/>
                <table:data-pilot-member table:name="18,277956" table:display="true" table:show-details="true"/>
                <table:data-pilot-member table:name="18,29918" table:display="true" table:show-details="true"/>
                <table:data-pilot-member table:name="18,313485" table:display="true" table:show-details="true"/>
                <table:data-pilot-member table:name="18,323115" table:display="true" table:show-details="true"/>
                <table:data-pilot-member table:name="18,330094" table:display="true" table:show-details="true"/>
                <table:data-pilot-member table:name="18,44973" table:display="true" table:show-details="true"/>
                <table:data-pilot-member table:name="18,5846" table:display="true" table:show-details="true"/>
                <table:data-pilot-member table:name="18,7975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final" tableooo:display-name="h_final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maks" tableooo:display-name="h_maks – un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1:14:14.023628480</dc:date>
    <meta:editing-duration>PT2M32S</meta:editing-duration>
    <meta:editing-cycles>1</meta:editing-cycles>
    <meta:document-statistic meta:table-count="2" meta:cell-count="1706" meta:object-count="0"/>
    <meta:generator>LibreOffice/6.4.7.2$Linux_X86_64 LibreOffice_project/40$Build-2</meta:generator>
  </office:meta>
</office:document-meta>
</file>